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Noto Sans CJK SC Regular" svg:font-family="'Noto Sans CJK SC Regular'" style:font-family-generic="system" style:font-pitch="variable"/>
    <style:font-face style:name="楷体" svg:font-family="楷体" style:font-family-generic="system" style:font-pitch="variable"/>
  </office:font-face-decls>
  <office:automatic-styles>
    <style:style style:name="P1" style:family="paragraph" style:parent-style-name="Text_20_body">
      <style:text-properties officeooo:rsid="0000e0a1" officeooo:paragraph-rsid="0000e0a1"/>
    </style:style>
    <style:style style:name="P2" style:family="paragraph" style:parent-style-name="Heading_20_3">
      <style:text-properties officeooo:rsid="0000e0a1" officeooo:paragraph-rsid="0000e0a1"/>
    </style:style>
    <style:style style:name="P3" style:family="paragraph" style:parent-style-name="Standard" style:list-style-name="L1">
      <style:paragraph-properties fo:text-align="start" style:justify-single-word="false"/>
      <style:text-properties officeooo:rsid="0000e0a1" officeooo:paragraph-rsid="003c836b"/>
    </style:style>
    <style:style style:name="P4" style:family="paragraph" style:parent-style-name="Standard" style:list-style-name="L1">
      <style:paragraph-properties fo:text-align="start" style:justify-single-word="false"/>
      <style:text-properties officeooo:paragraph-rsid="003c836b"/>
    </style:style>
    <style:style style:name="P5" style:family="paragraph" style:parent-style-name="Text_20_body" style:list-style-name="L1">
      <style:text-properties officeooo:rsid="0000e0a1" officeooo:paragraph-rsid="0001d044"/>
    </style:style>
    <style:style style:name="P6" style:family="paragraph" style:parent-style-name="Text_20_body" style:list-style-name="L1">
      <style:text-properties officeooo:rsid="0000e0a1" officeooo:paragraph-rsid="0000e0a1"/>
    </style:style>
    <style:style style:name="P7" style:family="paragraph" style:parent-style-name="Text_20_body" style:list-style-name="L1">
      <style:text-properties officeooo:rsid="0000e0a1" officeooo:paragraph-rsid="0005e3d5"/>
    </style:style>
    <style:style style:name="P8" style:family="paragraph" style:parent-style-name="Text_20_body" style:list-style-name="L1">
      <style:text-properties officeooo:rsid="0000e0a1" officeooo:paragraph-rsid="000a09bb"/>
    </style:style>
    <style:style style:name="P9" style:family="paragraph" style:parent-style-name="Text_20_body" style:list-style-name="L1">
      <style:text-properties officeooo:rsid="0000e0a1" officeooo:paragraph-rsid="000b4114"/>
    </style:style>
    <style:style style:name="P10" style:family="paragraph" style:parent-style-name="Text_20_body" style:list-style-name="L1">
      <style:text-properties officeooo:rsid="0000e0a1" officeooo:paragraph-rsid="000cf39d"/>
    </style:style>
    <style:style style:name="P11" style:family="paragraph" style:parent-style-name="Text_20_body" style:list-style-name="L1">
      <style:text-properties officeooo:rsid="0000e0a1" officeooo:paragraph-rsid="000e96c6"/>
    </style:style>
    <style:style style:name="P12" style:family="paragraph" style:parent-style-name="Text_20_body" style:list-style-name="L1">
      <style:text-properties officeooo:rsid="0000e0a1" officeooo:paragraph-rsid="000ef5b6"/>
    </style:style>
    <style:style style:name="P13" style:family="paragraph" style:parent-style-name="Text_20_body" style:list-style-name="L1">
      <style:text-properties officeooo:rsid="0000e0a1" officeooo:paragraph-rsid="000f18b7"/>
    </style:style>
    <style:style style:name="P14" style:family="paragraph" style:parent-style-name="Text_20_body" style:list-style-name="L1">
      <style:text-properties officeooo:rsid="0000e0a1" officeooo:paragraph-rsid="0010d264"/>
    </style:style>
    <style:style style:name="P15" style:family="paragraph" style:parent-style-name="Text_20_body" style:list-style-name="L1">
      <style:text-properties officeooo:rsid="0000e0a1" officeooo:paragraph-rsid="0011851e"/>
    </style:style>
    <style:style style:name="P16" style:family="paragraph" style:parent-style-name="Text_20_body" style:list-style-name="L1">
      <style:text-properties officeooo:rsid="0000e0a1" officeooo:paragraph-rsid="0011b429"/>
    </style:style>
    <style:style style:name="P17" style:family="paragraph" style:parent-style-name="Text_20_body" style:list-style-name="L1">
      <style:text-properties officeooo:rsid="0000e0a1" officeooo:paragraph-rsid="0012d25a"/>
    </style:style>
    <style:style style:name="P18" style:family="paragraph" style:parent-style-name="Text_20_body" style:list-style-name="L1">
      <style:text-properties officeooo:rsid="0000e0a1" officeooo:paragraph-rsid="001611b9"/>
    </style:style>
    <style:style style:name="P19" style:family="paragraph" style:parent-style-name="Text_20_body" style:list-style-name="L1">
      <style:text-properties officeooo:rsid="0000e0a1" officeooo:paragraph-rsid="00161ca8"/>
    </style:style>
    <style:style style:name="P20" style:family="paragraph" style:parent-style-name="Text_20_body" style:list-style-name="L1">
      <style:text-properties officeooo:rsid="0000e0a1" officeooo:paragraph-rsid="00170023"/>
    </style:style>
    <style:style style:name="P21" style:family="paragraph" style:parent-style-name="Text_20_body" style:list-style-name="L1">
      <style:text-properties officeooo:rsid="0000e0a1" officeooo:paragraph-rsid="0017b2e9"/>
    </style:style>
    <style:style style:name="P22" style:family="paragraph" style:parent-style-name="Text_20_body" style:list-style-name="L1">
      <style:text-properties officeooo:rsid="0000e0a1" officeooo:paragraph-rsid="0017f4b7"/>
    </style:style>
    <style:style style:name="P23" style:family="paragraph" style:parent-style-name="Text_20_body" style:list-style-name="L1">
      <style:text-properties officeooo:rsid="0000e0a1" officeooo:paragraph-rsid="0019cc95"/>
    </style:style>
    <style:style style:name="P24" style:family="paragraph" style:parent-style-name="Text_20_body" style:list-style-name="L1">
      <style:text-properties officeooo:rsid="0000e0a1" officeooo:paragraph-rsid="001a6aad"/>
    </style:style>
    <style:style style:name="P25" style:family="paragraph" style:parent-style-name="Text_20_body" style:list-style-name="L1">
      <style:text-properties officeooo:rsid="0000e0a1" officeooo:paragraph-rsid="001b162f"/>
    </style:style>
    <style:style style:name="P26" style:family="paragraph" style:parent-style-name="Text_20_body" style:list-style-name="L1">
      <style:text-properties officeooo:rsid="0000e0a1" officeooo:paragraph-rsid="001cc922"/>
    </style:style>
    <style:style style:name="P27" style:family="paragraph" style:parent-style-name="Text_20_body" style:list-style-name="L1">
      <style:text-properties officeooo:rsid="0000e0a1" officeooo:paragraph-rsid="001ed6f1"/>
    </style:style>
    <style:style style:name="P28" style:family="paragraph" style:parent-style-name="Text_20_body" style:list-style-name="L1">
      <style:text-properties officeooo:rsid="0000e0a1" officeooo:paragraph-rsid="0020981d"/>
    </style:style>
    <style:style style:name="P29" style:family="paragraph" style:parent-style-name="Text_20_body" style:list-style-name="L1">
      <style:text-properties officeooo:rsid="0000e0a1" officeooo:paragraph-rsid="0023acb8"/>
    </style:style>
    <style:style style:name="P30" style:family="paragraph" style:parent-style-name="Text_20_body" style:list-style-name="L1">
      <style:text-properties officeooo:rsid="0000e0a1" officeooo:paragraph-rsid="0023e2cc"/>
    </style:style>
    <style:style style:name="P31" style:family="paragraph" style:parent-style-name="Text_20_body" style:list-style-name="L1">
      <style:text-properties officeooo:rsid="0000e0a1" officeooo:paragraph-rsid="0026f189"/>
    </style:style>
    <style:style style:name="P32" style:family="paragraph" style:parent-style-name="Text_20_body" style:list-style-name="L1">
      <style:text-properties officeooo:rsid="0000e0a1" officeooo:paragraph-rsid="00286e8f"/>
    </style:style>
    <style:style style:name="P33" style:family="paragraph" style:parent-style-name="Text_20_body" style:list-style-name="L1">
      <style:text-properties officeooo:rsid="0000e0a1" officeooo:paragraph-rsid="00289173"/>
    </style:style>
    <style:style style:name="P34" style:family="paragraph" style:parent-style-name="Text_20_body" style:list-style-name="L1">
      <style:text-properties officeooo:rsid="0000e0a1" officeooo:paragraph-rsid="002954ed"/>
    </style:style>
    <style:style style:name="P35" style:family="paragraph" style:parent-style-name="Text_20_body" style:list-style-name="L1">
      <style:text-properties officeooo:rsid="0000e0a1" officeooo:paragraph-rsid="00297911"/>
    </style:style>
    <style:style style:name="P36" style:family="paragraph" style:parent-style-name="Text_20_body" style:list-style-name="L1">
      <style:text-properties officeooo:rsid="0000e0a1" officeooo:paragraph-rsid="002d7f99"/>
    </style:style>
    <style:style style:name="P37" style:family="paragraph" style:parent-style-name="Text_20_body" style:list-style-name="L1">
      <style:text-properties officeooo:rsid="0000e0a1" officeooo:paragraph-rsid="002f4f76"/>
    </style:style>
    <style:style style:name="P38" style:family="paragraph" style:parent-style-name="Text_20_body" style:list-style-name="L1">
      <style:text-properties officeooo:rsid="0000e0a1" officeooo:paragraph-rsid="003052e6"/>
    </style:style>
    <style:style style:name="P39" style:family="paragraph" style:parent-style-name="Text_20_body" style:list-style-name="L1">
      <style:text-properties officeooo:rsid="0000e0a1" officeooo:paragraph-rsid="00309dbb"/>
    </style:style>
    <style:style style:name="P40" style:family="paragraph" style:parent-style-name="Text_20_body" style:list-style-name="L1">
      <style:text-properties officeooo:rsid="0000e0a1" officeooo:paragraph-rsid="0030e5b0"/>
    </style:style>
    <style:style style:name="P41" style:family="paragraph" style:parent-style-name="Text_20_body" style:list-style-name="L1">
      <style:text-properties officeooo:rsid="0000e0a1" officeooo:paragraph-rsid="0030f1ed"/>
    </style:style>
    <style:style style:name="P42" style:family="paragraph" style:parent-style-name="Text_20_body" style:list-style-name="L1">
      <style:text-properties officeooo:rsid="0000e0a1" officeooo:paragraph-rsid="00344535"/>
    </style:style>
    <style:style style:name="P43" style:family="paragraph" style:parent-style-name="Text_20_body" style:list-style-name="L1">
      <style:text-properties officeooo:rsid="0000e0a1" officeooo:paragraph-rsid="00369d16"/>
    </style:style>
    <style:style style:name="P44" style:family="paragraph" style:parent-style-name="Text_20_body" style:list-style-name="L1">
      <style:text-properties officeooo:rsid="0000e0a1" officeooo:paragraph-rsid="0038d7d7"/>
    </style:style>
    <style:style style:name="P45" style:family="paragraph" style:parent-style-name="Text_20_body" style:list-style-name="L1">
      <style:text-properties officeooo:rsid="0000e0a1" officeooo:paragraph-rsid="003ba937"/>
    </style:style>
    <style:style style:name="P46" style:family="paragraph" style:parent-style-name="Text_20_body" style:list-style-name="L1">
      <style:paragraph-properties fo:text-align="start" style:justify-single-word="false"/>
      <style:text-properties officeooo:rsid="0000e0a1" officeooo:paragraph-rsid="003fadc4"/>
    </style:style>
    <style:style style:name="P47" style:family="paragraph" style:parent-style-name="Text_20_body" style:list-style-name="L1">
      <style:text-properties officeooo:rsid="00033f3b" officeooo:paragraph-rsid="00033f3b"/>
    </style:style>
    <style:style style:name="P48" style:family="paragraph" style:parent-style-name="Text_20_body" style:list-style-name="L1">
      <style:text-properties officeooo:rsid="0007b80b" officeooo:paragraph-rsid="0007b80b"/>
    </style:style>
    <style:style style:name="P49" style:family="paragraph" style:parent-style-name="Text_20_body" style:list-style-name="L1">
      <style:text-properties officeooo:rsid="00124a51" officeooo:paragraph-rsid="00124a51" fo:background-color="#ffff00"/>
    </style:style>
    <style:style style:name="P50" style:family="paragraph" style:parent-style-name="Text_20_body" style:list-style-name="L1">
      <style:text-properties officeooo:rsid="0000e0a1" officeooo:paragraph-rsid="00161ca8" fo:background-color="#ffff00"/>
    </style:style>
    <style:style style:name="P51" style:family="paragraph" style:parent-style-name="Text_20_body" style:list-style-name="L1">
      <style:text-properties officeooo:rsid="0000e0a1" officeooo:paragraph-rsid="0000e0a1" fo:background-color="#ffff00"/>
    </style:style>
    <style:style style:name="P52" style:family="paragraph" style:parent-style-name="Text_20_body" style:list-style-name="L1">
      <style:text-properties officeooo:rsid="0000e0a1" officeooo:paragraph-rsid="00170023" fo:background-color="#ffff00"/>
    </style:style>
    <style:style style:name="P53" style:family="paragraph" style:parent-style-name="Text_20_body" style:list-style-name="L1">
      <style:text-properties officeooo:rsid="0000e0a1" officeooo:paragraph-rsid="0017b2e9" fo:background-color="#ffff00"/>
    </style:style>
    <style:style style:name="P54" style:family="paragraph" style:parent-style-name="Text_20_body" style:list-style-name="L1">
      <style:text-properties officeooo:rsid="0000e0a1" officeooo:paragraph-rsid="002141e6" fo:background-color="#ffff00"/>
    </style:style>
    <style:style style:name="P55" style:family="paragraph" style:parent-style-name="Text_20_body" style:list-style-name="L1">
      <style:text-properties officeooo:rsid="0000e0a1" officeooo:paragraph-rsid="0023acb8" fo:background-color="#ffff00"/>
    </style:style>
    <style:style style:name="P56" style:family="paragraph" style:parent-style-name="Text_20_body" style:list-style-name="L1">
      <style:text-properties officeooo:rsid="0000e0a1" officeooo:paragraph-rsid="002565a0" fo:background-color="#ffff00"/>
    </style:style>
    <style:style style:name="P57" style:family="paragraph" style:parent-style-name="Text_20_body" style:list-style-name="L1">
      <style:text-properties officeooo:rsid="0000e0a1" officeooo:paragraph-rsid="0026f189" fo:background-color="#ffff00"/>
    </style:style>
    <style:style style:name="P58" style:family="paragraph" style:parent-style-name="Text_20_body" style:list-style-name="L1">
      <style:text-properties officeooo:rsid="0000e0a1" officeooo:paragraph-rsid="002b9877" fo:background-color="#ffff00"/>
    </style:style>
    <style:style style:name="P59" style:family="paragraph" style:parent-style-name="Text_20_body" style:list-style-name="L1">
      <style:text-properties officeooo:rsid="0000e0a1" officeooo:paragraph-rsid="0000e0a1" fo:background-color="#ffff00"/>
    </style:style>
    <style:style style:name="P60" style:family="paragraph" style:parent-style-name="Text_20_body" style:list-style-name="L1">
      <style:text-properties officeooo:rsid="0000e0a1" officeooo:paragraph-rsid="001dcb5b" fo:background-color="#ffff00"/>
    </style:style>
    <style:style style:name="P61" style:family="paragraph" style:parent-style-name="Text_20_body" style:list-style-name="L1">
      <style:text-properties fo:font-weight="bold" officeooo:rsid="0000e0a1" officeooo:paragraph-rsid="00144cd7" style:font-weight-asian="bold" style:font-weight-complex="bold"/>
    </style:style>
    <style:style style:name="P62" style:family="paragraph" style:parent-style-name="Text_20_body" style:list-style-name="L1">
      <style:text-properties fo:font-weight="bold" officeooo:rsid="0000e0a1" officeooo:paragraph-rsid="0023acb8" style:font-weight-asian="bold" style:font-weight-complex="bold"/>
    </style:style>
    <style:style style:name="P63" style:family="paragraph" style:parent-style-name="Text_20_body" style:list-style-name="L1">
      <style:text-properties officeooo:rsid="0017f4b7" officeooo:paragraph-rsid="0017f4b7"/>
    </style:style>
    <style:style style:name="P64" style:family="paragraph" style:parent-style-name="Text_20_body" style:list-style-name="L1">
      <style:text-properties fo:font-weight="normal" officeooo:rsid="000a09bb" officeooo:paragraph-rsid="001a6aad" fo:background-color="#ffff00" style:font-weight-asian="normal" style:font-weight-complex="normal"/>
    </style:style>
    <style:style style:name="P65" style:family="paragraph" style:parent-style-name="Text_20_body" style:list-style-name="L1">
      <style:text-properties officeooo:rsid="0023acb8" officeooo:paragraph-rsid="0023acb8"/>
    </style:style>
    <style:style style:name="T1" style:family="text">
      <style:text-properties officeooo:rsid="00010260"/>
    </style:style>
    <style:style style:name="T2" style:family="text">
      <style:text-properties officeooo:rsid="0001d044"/>
    </style:style>
    <style:style style:name="T3" style:family="text">
      <style:text-properties fo:font-weight="bold" style:font-weight-asian="bold" style:font-weight-complex="bold"/>
    </style:style>
    <style:style style:name="T4" style:family="text">
      <style:text-properties fo:font-weight="bold" officeooo:rsid="0001d044" style:font-weight-asian="bold" style:font-weight-complex="bold"/>
    </style:style>
    <style:style style:name="T5" style:family="text">
      <style:text-properties fo:font-weight="bold" officeooo:rsid="00010260" style:font-weight-asian="bold" style:font-weight-complex="bold"/>
    </style:style>
    <style:style style:name="T6" style:family="text">
      <style:text-properties fo:font-weight="bold" officeooo:rsid="0004d211" style:font-weight-asian="bold" style:font-weight-complex="bold"/>
    </style:style>
    <style:style style:name="T7" style:family="text">
      <style:text-properties fo:font-weight="bold" officeooo:rsid="000a09bb" style:font-weight-asian="bold" style:font-weight-complex="bold"/>
    </style:style>
    <style:style style:name="T8" style:family="text">
      <style:text-properties fo:font-weight="bold" officeooo:rsid="000a09bb" fo:background-color="#ffff00" loext:char-shading-value="0"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01d044" style:font-weight-asian="normal" style:font-weight-complex="normal"/>
    </style:style>
    <style:style style:name="T11" style:family="text">
      <style:text-properties fo:font-weight="normal" officeooo:rsid="0004d211" style:font-weight-asian="normal" style:font-weight-complex="normal"/>
    </style:style>
    <style:style style:name="T12" style:family="text">
      <style:text-properties fo:font-weight="normal" officeooo:rsid="0005e3d5" style:font-weight-asian="normal" style:font-weight-complex="normal"/>
    </style:style>
    <style:style style:name="T13" style:family="text">
      <style:text-properties fo:font-weight="normal" officeooo:rsid="000868b3" style:font-weight-asian="normal" style:font-weight-complex="normal"/>
    </style:style>
    <style:style style:name="T14" style:family="text">
      <style:text-properties fo:font-weight="normal" officeooo:rsid="000a09bb" style:font-weight-asian="normal" style:font-weight-complex="normal"/>
    </style:style>
    <style:style style:name="T15" style:family="text">
      <style:text-properties fo:font-weight="normal" officeooo:rsid="000cf39d" style:font-weight-asian="normal" style:font-weight-complex="normal"/>
    </style:style>
    <style:style style:name="T16" style:family="text">
      <style:text-properties fo:font-weight="normal" officeooo:rsid="000e96c6" style:font-weight-asian="normal" style:font-weight-complex="normal"/>
    </style:style>
    <style:style style:name="T17" style:family="text">
      <style:text-properties fo:font-weight="normal" officeooo:rsid="000ef5b6" style:font-weight-asian="normal" style:font-weight-complex="normal"/>
    </style:style>
    <style:style style:name="T18" style:family="text">
      <style:text-properties fo:font-weight="normal" officeooo:rsid="000f18b7" style:font-weight-asian="normal" style:font-weight-complex="normal"/>
    </style:style>
    <style:style style:name="T19" style:family="text">
      <style:text-properties fo:font-weight="normal" officeooo:rsid="0010d264" style:font-weight-asian="normal" style:font-weight-complex="normal"/>
    </style:style>
    <style:style style:name="T20" style:family="text">
      <style:text-properties fo:font-weight="normal" officeooo:rsid="0012d25a" style:font-weight-asian="normal" style:font-weight-complex="normal"/>
    </style:style>
    <style:style style:name="T21" style:family="text">
      <style:text-properties fo:font-weight="normal" officeooo:rsid="00144cd7" style:font-weight-asian="normal" style:font-weight-complex="normal"/>
    </style:style>
    <style:style style:name="T22" style:family="text">
      <style:text-properties fo:font-weight="normal" officeooo:rsid="001611b9" style:font-weight-asian="normal" style:font-weight-complex="normal"/>
    </style:style>
    <style:style style:name="T23" style:family="text">
      <style:text-properties fo:font-weight="normal" officeooo:rsid="00161ca8" style:font-weight-asian="normal" style:font-weight-complex="normal"/>
    </style:style>
    <style:style style:name="T24" style:family="text">
      <style:text-properties fo:font-weight="normal" officeooo:rsid="00170023" style:font-weight-asian="normal" style:font-weight-complex="normal"/>
    </style:style>
    <style:style style:name="T25" style:family="text">
      <style:text-properties fo:font-weight="normal" officeooo:rsid="0017b2e9" style:font-weight-asian="normal" style:font-weight-complex="normal"/>
    </style:style>
    <style:style style:name="T26" style:family="text">
      <style:text-properties fo:font-weight="normal" officeooo:rsid="0017f4b7" style:font-weight-asian="normal" style:font-weight-complex="normal"/>
    </style:style>
    <style:style style:name="T27" style:family="text">
      <style:text-properties fo:font-weight="normal" officeooo:rsid="00190c97" style:font-weight-asian="normal" style:font-weight-complex="normal"/>
    </style:style>
    <style:style style:name="T28" style:family="text">
      <style:text-properties fo:font-weight="normal" officeooo:rsid="001a6aad" style:font-weight-asian="normal" style:font-weight-complex="normal"/>
    </style:style>
    <style:style style:name="T29" style:family="text">
      <style:text-properties fo:font-weight="normal" officeooo:rsid="001b162f" style:font-weight-asian="normal" style:font-weight-complex="normal"/>
    </style:style>
    <style:style style:name="T30" style:family="text">
      <style:text-properties fo:font-weight="normal" officeooo:rsid="001cc922" style:font-weight-asian="normal" style:font-weight-complex="normal"/>
    </style:style>
    <style:style style:name="T31" style:family="text">
      <style:text-properties fo:font-weight="normal" officeooo:rsid="001dcb5b" style:font-weight-asian="normal" style:font-weight-complex="normal"/>
    </style:style>
    <style:style style:name="T32" style:family="text">
      <style:text-properties fo:font-weight="normal" officeooo:rsid="001ed6f1" style:font-weight-asian="normal" style:font-weight-complex="normal"/>
    </style:style>
    <style:style style:name="T33" style:family="text">
      <style:text-properties fo:font-weight="normal" officeooo:rsid="002141e6" style:font-weight-asian="normal" style:font-weight-complex="normal"/>
    </style:style>
    <style:style style:name="T34" style:family="text">
      <style:text-properties fo:font-weight="normal" officeooo:rsid="0021db9b" style:font-weight-asian="normal" style:font-weight-complex="normal"/>
    </style:style>
    <style:style style:name="T35" style:family="text">
      <style:text-properties fo:font-weight="normal" officeooo:rsid="0023acb8" style:font-weight-asian="normal" style:font-weight-complex="normal"/>
    </style:style>
    <style:style style:name="T36" style:family="text">
      <style:text-properties fo:font-weight="normal" officeooo:rsid="0023e2cc" style:font-weight-asian="normal" style:font-weight-complex="normal"/>
    </style:style>
    <style:style style:name="T37" style:family="text">
      <style:text-properties fo:font-weight="normal" officeooo:rsid="0026f189" style:font-weight-asian="normal" style:font-weight-complex="normal"/>
    </style:style>
    <style:style style:name="T38" style:family="text">
      <style:text-properties fo:font-weight="normal" officeooo:rsid="00286e8f" style:font-weight-asian="normal" style:font-weight-complex="normal"/>
    </style:style>
    <style:style style:name="T39" style:family="text">
      <style:text-properties fo:font-weight="normal" officeooo:rsid="002954ed" style:font-weight-asian="normal" style:font-weight-complex="normal"/>
    </style:style>
    <style:style style:name="T40" style:family="text">
      <style:text-properties fo:font-weight="normal" officeooo:rsid="00297911" style:font-weight-asian="normal" style:font-weight-complex="normal"/>
    </style:style>
    <style:style style:name="T41" style:family="text">
      <style:text-properties fo:font-weight="normal" officeooo:rsid="002b6504" style:font-weight-asian="normal" style:font-weight-complex="normal"/>
    </style:style>
    <style:style style:name="T42" style:family="text">
      <style:text-properties fo:font-weight="normal" officeooo:rsid="002d7f99" style:font-weight-asian="normal" style:font-weight-complex="normal"/>
    </style:style>
    <style:style style:name="T43" style:family="text">
      <style:text-properties fo:font-weight="normal" officeooo:rsid="002f4f76" style:font-weight-asian="normal" style:font-weight-complex="normal"/>
    </style:style>
    <style:style style:name="T44" style:family="text">
      <style:text-properties fo:font-weight="normal" officeooo:rsid="00309dbb" style:font-weight-asian="normal" style:font-weight-complex="normal"/>
    </style:style>
    <style:style style:name="T45" style:family="text">
      <style:text-properties fo:font-weight="normal" officeooo:rsid="0030e5b0" style:font-weight-asian="normal" style:font-weight-complex="normal"/>
    </style:style>
    <style:style style:name="T46" style:family="text">
      <style:text-properties fo:font-weight="normal" officeooo:rsid="0030f1ed" style:font-weight-asian="normal" style:font-weight-complex="normal"/>
    </style:style>
    <style:style style:name="T47" style:family="text">
      <style:text-properties fo:font-weight="normal" officeooo:rsid="0032dcab" style:font-weight-asian="normal" style:font-weight-complex="normal"/>
    </style:style>
    <style:style style:name="T48" style:family="text">
      <style:text-properties fo:font-weight="normal" officeooo:rsid="00344535" style:font-weight-asian="normal" style:font-weight-complex="normal"/>
    </style:style>
    <style:style style:name="T49" style:family="text">
      <style:text-properties fo:font-weight="normal" officeooo:rsid="00369d16" style:font-weight-asian="normal" style:font-weight-complex="normal"/>
    </style:style>
    <style:style style:name="T50" style:family="text">
      <style:text-properties fo:font-weight="normal" officeooo:rsid="00381238" style:font-weight-asian="normal" style:font-weight-complex="normal"/>
    </style:style>
    <style:style style:name="T51" style:family="text">
      <style:text-properties fo:font-weight="normal" officeooo:rsid="0038d7d7" style:font-weight-asian="normal" style:font-weight-complex="normal"/>
    </style:style>
    <style:style style:name="T52" style:family="text">
      <style:text-properties fo:font-weight="normal" officeooo:rsid="003a0bbd" style:font-weight-asian="normal" style:font-weight-complex="normal"/>
    </style:style>
    <style:style style:name="T53" style:family="text">
      <style:text-properties fo:font-weight="normal" officeooo:rsid="003ba937" style:font-weight-asian="normal" style:font-weight-complex="normal"/>
    </style:style>
    <style:style style:name="T54" style:family="text">
      <style:text-properties fo:font-weight="normal" officeooo:rsid="004187c1" style:font-weight-asian="normal" style:font-weight-complex="normal"/>
    </style:style>
    <style:style style:name="T55" style:family="text">
      <style:text-properties fo:font-weight="normal" officeooo:rsid="0046177d" style:font-weight-asian="normal" style:font-weight-complex="normal"/>
    </style:style>
    <style:style style:name="T56" style:family="text">
      <style:text-properties fo:font-weight="normal" officeooo:rsid="0048114d" style:font-weight-asian="normal" style:font-weight-complex="normal"/>
    </style:style>
    <style:style style:name="T57" style:family="text">
      <style:text-properties fo:font-weight="normal" fo:background-color="#ffff00" loext:char-shading-value="0" style:font-weight-asian="normal" style:font-weight-complex="normal"/>
    </style:style>
    <style:style style:name="T58" style:family="text">
      <style:text-properties fo:font-weight="normal" officeooo:rsid="000a09bb" fo:background-color="#ffff00" loext:char-shading-value="0" style:font-weight-asian="normal" style:font-weight-complex="normal"/>
    </style:style>
    <style:style style:name="T59" style:family="text">
      <style:text-properties fo:font-weight="normal" officeooo:rsid="0019cc95" fo:background-color="#ffff00" loext:char-shading-value="0" style:font-weight-asian="normal" style:font-weight-complex="normal"/>
    </style:style>
    <style:style style:name="T60" style:family="text">
      <style:text-properties officeooo:rsid="0004d211"/>
    </style:style>
    <style:style style:name="T61" style:family="text">
      <style:text-properties officeooo:rsid="000a09bb"/>
    </style:style>
    <style:style style:name="T62" style:family="text">
      <style:text-properties officeooo:rsid="0011851e"/>
    </style:style>
    <style:style style:name="T63" style:family="text">
      <style:text-properties officeooo:rsid="0011b429"/>
    </style:style>
    <style:style style:name="T64" style:family="text">
      <style:text-properties fo:background-color="#ffff00" loext:char-shading-value="0"/>
    </style:style>
    <style:style style:name="T65" style:family="text">
      <style:text-properties officeooo:rsid="000a09bb" fo:background-color="#ffff00" loext:char-shading-value="0"/>
    </style:style>
    <style:style style:name="T66" style:family="text">
      <style:text-properties officeooo:rsid="0023acb8"/>
    </style:style>
    <style:style style:name="T67" style:family="text">
      <style:text-properties officeooo:rsid="0028f001"/>
    </style:style>
    <style:style style:name="T68" style:family="text">
      <style:text-properties officeooo:rsid="003052e6"/>
    </style:style>
    <style:style style:name="T69" style:family="text">
      <style:text-properties fo:font-variant="normal" fo:text-transform="none" fo:color="#000000" style:font-name="Cambria" fo:font-size="11pt" fo:letter-spacing="normal" fo:language="en" fo:country="US" fo:font-style="normal" style:font-name-asian="楷体" style:font-size-asian="11pt" style:language-asian="zh" style:country-asian="CN" style:font-style-asian="normal" style:font-name-complex="Cambria1" style:font-size-complex="11pt"/>
    </style:style>
    <style:style style:name="T70" style:family="text">
      <style:text-properties fo:font-variant="normal" fo:text-transform="none" fo:color="#000000" style:font-name="Cambria" fo:font-size="11pt" fo:letter-spacing="normal" fo:language="en" fo:country="US" fo:font-style="normal" fo:font-weight="bold" style:font-name-asian="楷体" style:font-size-asian="11pt" style:language-asian="zh" style:country-asian="CN" style:font-style-asian="normal" style:font-weight-asian="bold" style:font-name-complex="Cambria1" style:font-size-complex="11pt" style:font-weight-complex="bold"/>
    </style:style>
    <style:style style:name="T71" style:family="text">
      <style:text-properties fo:font-variant="normal" fo:text-transform="none" fo:color="#000000" style:font-name="Cambria" fo:font-size="11pt" fo:letter-spacing="normal" fo:language="en" fo:country="US" fo:font-style="normal" fo:font-weight="normal" style:font-name-asian="楷体" style:font-size-asian="11pt" style:language-asian="zh" style:country-asian="CN" style:font-style-asian="normal" style:font-weight-asian="normal" style:font-name-complex="Cambria1" style:font-size-complex="11pt" style:font-weight-complex="normal"/>
    </style:style>
    <style:style style:name="T72" style:family="text">
      <style:text-properties fo:font-variant="normal" fo:text-transform="none" fo:color="#000000" style:font-name="Cambria" fo:font-size="11pt" fo:letter-spacing="normal" fo:font-style="normal" style:font-name-asian="楷体" style:font-size-asian="11pt" style:font-style-asian="normal" style:font-name-complex="Cambria1" style:font-size-complex="11pt"/>
    </style:style>
    <style:style style:name="T73" style:family="text">
      <style:text-properties officeooo:rsid="003e5946"/>
    </style:style>
    <style:style style:name="T74" style:family="text">
      <style:text-properties officeooo:rsid="003fadc4"/>
    </style:style>
    <style:style style:name="T75" style:family="text">
      <style:text-properties officeooo:rsid="004187c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Collection of Winograd Schemas</text:h>
      <text:p text:style-name="P1"/>
      <text:list xml:id="list4697969205653587468" text:style-name="L1">
        <text:list-item>
          <text:p text:style-name="P5">The city councilmen refused the demonstrators a permit because they [feared/advocated] violence. Who [feared/advocated] violence?</text:p>
          <text:p text:style-name="P5"><text:span text:style-name="T2">(</text:span><text:span text:style-name="T4">Knowledge</text:span><text:span text:style-name="T10">: </text:span><text:s/><text:span text:style-name="T73">If person A refuse person B a permit, person A might fear violence or person B might advocate violence.)</text:span></text:p>
          <text:p text:style-name="P6">Answers: The city councilmen/the demonstrators.</text:p>
          <text:p text:style-name="P6">Comment: This was the version published in (Winograd 1972). Winograd's earlier Ph.D. thesis (1970) has it in a slightly different form: "The city councilmen refused to give the women a permit for a demonstration because they [feared/advocated] violence". Winograd observes that finding the correct reference resolution would matter if one were translating the sentence into French, because of the gender of "they".</text:p>
          <text:p text:style-name="P6"/>
        </text:list-item>
        <text:list-item>
          <text:p text:style-name="P5">The trophy doesn't fit into the brown suitcase because it's too [small/large]. What is too [small/large]? <text:s text:c="2"/></text:p>
          <text:p text:style-name="P5"><text:span text:style-name="T1">(</text:span><text:span text:style-name="T5">Knowledge</text:span><text:span text:style-name="T1">: If thing A doesn’t fit into thing B, we know A is big and B is small.)</text:span></text:p>
          <text:p text:style-name="P6">Answers:The suitcase/the trophy.</text:p>
        </text:list-item>
        <text:list-item>
          <text:p text:style-name="P6">Joan made sure to thank Susan for all the help she had [given/received]. Who had [given/received] help? </text:p>
          <text:p text:style-name="P47">(<text:span text:style-name="T3">Knowledge: </text:span><text:span text:style-name="T9">If person A thank person B, we know B gives help to A or A receive helps from B)</text:span></text:p>
          <text:p text:style-name="P6">Answers: Susan/Joan.</text:p>
        </text:list-item>
        <text:list-item>
          <text:p text:style-name="P6">Paul tried to call George on the phone, but he wasn't [successful/available]. Who was not [successful/available]? </text:p>
          <text:p text:style-name="P3"><text:span text:style-name="T69">(</text:span><text:span text:style-name="T70">KB: </text:span><text:span text:style-name="T71">If person A try to call person B, person A might be not successful and person B might be not available.</text:span><text:span text:style-name="T69">)</text:span><text:span text:style-name="T72"> </text:span></text:p>
          <text:p text:style-name="P6">Answers: Paul/George</text:p>
        </text:list-item>
        <text:list-item>
          <text:p text:style-name="P6">The lawyer asked the witness a question, but he was reluctant to [answer/repeat] it . Who was reluctant to [answer/repeat] the question? </text:p>
          <text:p text:style-name="P3"><text:span text:style-name="T69">(</text:span><text:span text:style-name="T70">KB</text:span><text:span text:style-name="T71">: If person A asks person B a question, person A might not repeat the question again and person B might not answer the question.)</text:span><text:span text:style-name="T72"> </text:span></text:p>
          <text:p text:style-name="P6">Answers: The witness/the lawyer.</text:p>
        </text:list-item>
        <text:list-item>
          <text:p text:style-name="P6">The delivery truck zoomed by the school bus because it was going so [fast/slow]. What was going so [fast/slow]? </text:p>
          <text:p text:style-name="P3"><text:span text:style-name="T69">(</text:span><text:span text:style-name="T70">KB</text:span><text:span text:style-name="T71">:If car A zooms by car B, car A goes so fast or car B goes so slow.)</text:span></text:p>
          <text:p text:style-name="P6">Answers: The truck/the bus</text:p>
        </text:list-item>
        <text:list-item>
          <text:p text:style-name="P6"><text:soft-page-break/>Frank felt [vindicated/crushed] when his longtime rival Bill revealed that he was the winner of the competition. Who was the winner of the competition? </text:p>
          <text:p text:style-name="P3"><text:span text:style-name="T69">(</text:span><text:span text:style-name="T70">KB</text:span><text:span text:style-name="T71">:If person B, who is person A’s rival, is the winner of the competition, person B will feel vindicated and </text:span><text:bookmark text:name="_GoBack"/><text:span text:style-name="T71">person A will feel crushed.)</text:span><text:span text:style-name="T72"> </text:span></text:p>
          <text:p text:style-name="P6">Answers: Frank/Bill</text:p>
        </text:list-item>
        <text:list-item>
          <text:p text:style-name="P6">The man couldn't lift his son because he was so [weak/heavy]. Who was [weak/heavy]? </text:p>
          <text:p text:style-name="P4"><text:span text:style-name="T69">(</text:span><text:span text:style-name="T70">KB</text:span><text:span text:style-name="T71">: If person A couldn’t lift person B, person A is weak or person B is heavy.)</text:span></text:p>
          <text:p text:style-name="P6">Answers: The man/the son.</text:p>
        </text:list-item>
        <text:list-item>
          <text:p text:style-name="P7">The large ball crashed right through the table because it was made of [steel/styrofoam]. What was made of [steel/styrofoam]? <text:line-break/><text:span text:style-name="T60">(</text:span><text:span text:style-name="T6">KB</text:span><text:span text:style-name="T11">: </text:span><text:span text:style-name="T12">If thing A crashes right through thing B, thing A is solid or thing B is fragile. Steel is solid. Styrofoam is fragile. If thing A is made of thing B and thing B is solid, thing A is solid. If thing A is made of thing B and thing B is fragile, thing A is fragile.</text:span><text:span text:style-name="T60">)</text:span></text:p>
          <text:p text:style-name="P6">Answers: The ball/the table.</text:p>
        </text:list-item>
        <text:list-item>
          <text:p text:style-name="P6">John couldn't see the stage with Billy in front of him because he is so [short/tall]. Who is so [short/tall]? </text:p>
          <text:p text:style-name="P48">(<text:span text:style-name="T3">KB</text:span><text:span text:style-name="T9">: </text:span><text:span text:style-name="T13">If person A couldn’t see something with person B in front of him, person A is short or person B is tall.</text:span><text:span text:style-name="T9">)</text:span></text:p>
          <text:p text:style-name="P6">Answers: John/Billy.</text:p>
        </text:list-item>
        <text:list-item>
          <text:p text:style-name="P8">Tom threw his schoolbag down to Ray after he reached the [top/bottom] of the stairs. Who reached the [top/bottom] of the stairs?</text:p>
          <text:p text:style-name="P8"><text:span text:style-name="T61">(</text:span><text:span text:style-name="T7">KB</text:span><text:span text:style-name="T14">: If person A throws something down to person B, person A is at the top and person B is at the bottom.)</text:span> </text:p>
          <text:p text:style-name="P6">Answers: Tom/Ray.</text:p>
        </text:list-item>
        <text:list-item>
          <text:p text:style-name="P6">Although they ran at about the same speed, Sue beat Sally because she had such a [good/bad] start. Who had a [good/bad] start? </text:p>
          <text:p text:style-name="P9"><text:span text:style-name="T61">(</text:span><text:span text:style-name="T7">KB</text:span><text:span text:style-name="T14">: </text:span><text:span text:style-name="T15">If person A beats person B at a run with the same speed, person A has a good start or person B has bad start.</text:span><text:span text:style-name="T14">)</text:span></text:p>
          <text:p text:style-name="P6">Answers: Sue/Sally.</text:p>
        </text:list-item>
        <text:list-item>
          <text:p text:style-name="P6">The sculpture rolled off the shelf because it wasn't [anchored/level]. What wasn't [anchored/level]? </text:p>
          <text:p text:style-name="P10"><text:span text:style-name="T61">(</text:span><text:span text:style-name="T7">KB</text:span><text:span text:style-name="T14">: </text:span><text:span text:style-name="T15">If thing A rolls off thing B, thing A isn’t anchored or thing B isn’t level</text:span><text:span text:style-name="T14">)</text:span></text:p>
          <text:p text:style-name="P6">Answers: The sculpture/the shelf.</text:p>
        </text:list-item>
        <text:list-item>
          <text:p text:style-name="P6">Sam's drawing was hung just above Tina's and it did look much better with another one [below/above] it. Which looked better? </text:p>
          <text:p text:style-name="P11"><text:span text:style-name="T61">(</text:span><text:span text:style-name="T7">KB</text:span><text:span text:style-name="T14">: </text:span><text:span text:style-name="T16">don’t need KB</text:span><text:span text:style-name="T14">)</text:span></text:p>
          <text:p text:style-name="P6"><text:soft-page-break/>Answers: Sam's drawing/Tina's drawing.</text:p>
        </text:list-item>
        <text:list-item>
          <text:p text:style-name="P12">Anna did a lot [better/worse] than her good friend Lucy on the test because she had studied so hard. Who studied hard?</text:p>
          <text:p text:style-name="P12"><text:span text:style-name="T61">(</text:span><text:span text:style-name="T7">KB</text:span><text:span text:style-name="T14">: </text:span><text:span text:style-name="T17">If person A <text:s/>does better than person B, person A studies hard. If person A does worse than person B, person B studies hard.</text:span><text:span text:style-name="T14">)</text:span> </text:p>
          <text:p text:style-name="P6">Answers: Anna/Lucy</text:p>
        </text:list-item>
        <text:list-item>
          <text:p text:style-name="P6">The firemen arrived [after/before] the police because they were coming from so far away. Who came from far away? </text:p>
          <text:p text:style-name="P13"><text:span text:style-name="T61">(</text:span><text:span text:style-name="T7">KB</text:span><text:span text:style-name="T14">: </text:span><text:span text:style-name="T18">If person A arrives after person B, person A comes from far away. If person A arrives before person B, person B comes from far away.</text:span><text:span text:style-name="T14">)</text:span></text:p>
          <text:p text:style-name="P6">Answers: The firemen/the police.</text:p>
        </text:list-item>
        <text:list-item>
          <text:p text:style-name="P6">Frank was upset with Tom because the toaster he had [bought from/sold to] him didn't work. Who had [bought/sold] the toaster? </text:p>
          <text:p text:style-name="P14"><text:span text:style-name="T61">(</text:span><text:span text:style-name="T7">KB</text:span><text:span text:style-name="T14">: </text:span><text:span text:style-name="T19">If person A is upset with person B, something person A bought from person B doesn’t work or something person B sold to person A doesn’t work.</text:span><text:span text:style-name="T14">)</text:span></text:p>
          <text:p text:style-name="P6">Answers: Frank/Tom.</text:p>
        </text:list-item>
        <text:list-item>
          <text:p text:style-name="P15">Jim [yelled at/comforted] Kevin because he was so upset. Who was upset?</text:p>
          <text:p text:style-name="P15"><text:span text:style-name="T62">(If person A is upset, person A might yell at somebody or somebody might comfort person A.)</text:span> </text:p>
          <text:p text:style-name="P6">Answers: Jim/Kevin.</text:p>
        </text:list-item>
        <text:list-item>
          <text:p text:style-name="P16">The sack of potatoes had been placed [above/below] the bag of flour, so it had to be moved first. What had to be moved first?</text:p>
          <text:p text:style-name="P16"><text:span text:style-name="T63">(If thing A is placed above thing B, thing A has to be moved first. If thing A is placed below thing B, thing B has to be moved first.) </text:span><text:s/></text:p>
          <text:p text:style-name="P6">Answers: The sack of potatoes/the bag of flour.</text:p>
        </text:list-item>
        <text:list-item>
          <text:p text:style-name="P6">Pete<text:span text:style-name="T64"> envies Martin [because/although] he is very successful. Who is very successful? </text:span></text:p>
          <text:p text:style-name="P49">(<text:span text:style-name="T75">KB:)</text:span></text:p>
          <text:p text:style-name="P6">Answers: Martin/Pete.</text:p>
        </text:list-item>
        <text:list-item>
          <text:p text:style-name="P17">I was trying to balance the bottle upside down on the table, but I couldn't do it because it was so [top-heavy/uneven]. What was [top-heavy/uneven]? </text:p>
          <text:p text:style-name="P17"><text:span text:style-name="T7">(KB</text:span><text:span text:style-name="T14">: </text:span><text:span text:style-name="T20">If somebody couldn’t balance thing A on thing B, thing A is top-heavy or thing B is uneven.)</text:span></text:p>
          <text:p text:style-name="P6">Answers: the bottle/the table.</text:p>
        </text:list-item>
        <text:list-item>
          <text:p text:style-name="P6">I spread the cloth on the table in order to [protect/display] it. To [protect/display] what? </text:p>
          <text:p text:style-name="P61"><text:soft-page-break/><text:span text:style-name="T61">(KB</text:span><text:span text:style-name="T14">: </text:span><text:span text:style-name="T21">If somebody spread thing A on thing B, he wants to protect thing B or display thing A.)</text:span></text:p>
          <text:p text:style-name="P6">Answers: the table/the cloth.</text:p>
        </text:list-item>
        <text:list-item>
          <text:p text:style-name="P6">The older students were bullying the younger ones, so we [rescued/punished] them. Whom did we [rescue/punish]? </text:p>
          <text:p text:style-name="P18"><text:span text:style-name="T61">(</text:span><text:span text:style-name="T7">KB</text:span><text:span text:style-name="T14">: </text:span><text:span text:style-name="T22">If person A bully person B, there will be somebody to rescue person B or to punish person A)</text:span></text:p>
          <text:p text:style-name="P6">Answers: The younger students/the older students.</text:p>
        </text:list-item>
        <text:list-item>
          <text:p text:style-name="P6">I poured water from the bottle into the cup until it was [full/empty]. What was [full/empty]? </text:p>
          <text:p text:style-name="P18"><text:span text:style-name="T61">(</text:span><text:span text:style-name="T7">KB</text:span><text:span text:style-name="T14">: </text:span><text:span text:style-name="T22">If somebody pours something from thing A into thing B, thing A will be empty or thing B will be full.)</text:span></text:p>
          <text:p text:style-name="P6">Answers: The cup/the bottle.</text:p>
        </text:list-item>
        <text:list-item>
          <text:p text:style-name="P6">Susan knows all about Ann's personal problems because she is [nosy/indiscreet]. Who is [nosy/indiscreet]? </text:p>
          <text:p text:style-name="P18"><text:span text:style-name="T61">(</text:span><text:span text:style-name="T7">KB</text:span><text:span text:style-name="T14">: </text:span><text:span text:style-name="T22">If person A is nosy, person A will know about somebody’s personal problems. If person A is indiscreet, somebody will know about person A’s personal problems.)</text:span></text:p>
          <text:p text:style-name="P6">Answers: Susan/Anne.</text:p>
        </text:list-item>
        <text:list-item>
          <text:p text:style-name="P6">Sid explained his theory to Mark but he couldn't [convince/understand] him. Who did not [convince/understand] whom? </text:p>
          <text:p text:style-name="P19"><text:span text:style-name="T61">(</text:span><text:span text:style-name="T7">KB</text:span><text:span text:style-name="T14">: </text:span><text:span text:style-name="T23">If person A explains something to person B, person A might not convince person B or person B might not understand person A.)</text:span></text:p>
          <text:p text:style-name="P6">Answer Pair A: Sid did not convince Mark/Mark did not convince Sid. </text:p>
          <text:p text:style-name="P6">Answer Pair B: Sid did not understand Mark/Mark did not understand Sid. </text:p>
          <text:p text:style-name="P6">Comment: Winograd schema in the broad sense, since the question asks about two pronouns.</text:p>
        </text:list-item>
        <text:list-item>
          <text:p text:style-name="P6">Susan knew that Ann's son had been in a car accident, [so/because] she told her about it. Who told the other about the a<text:span text:style-name="T64">ccident? </text:span></text:p>
          <text:p text:style-name="P50"><text:span text:style-name="T61">(</text:span><text:span text:style-name="T7">KB</text:span><text:span text:style-name="T14">: </text:span><text:span text:style-name="T23">how to add KB for so and because.)</text:span></text:p>
          <text:p text:style-name="P6">Answers: Susan/Ann.</text:p>
          <text:p text:style-name="P6">Comment: There is a large literature on "implicit causality" and "implicit consequentiality" biases (see, for example, (Hartshorne, 2013), (Kehler et al. 2008)), in which a comprehender obtains a preference for the antecedent of a pronoun in a second clause based on the content of the first clause and the connective, before seeing the content of the second clause. These are often associated with "so" and "because". For example seeing:</text:p>
          <text:p text:style-name="P6"/>
          <text:p text:style-name="P6"><text:soft-page-break/>"Sally frightened Mary because she ..." people interpret "she" as Sally. </text:p>
          <text:p text:style-name="P6">"Sally loves Mary because she ..." people interpret "she" as Mary. </text:p>
          <text:p text:style-name="P6">"Sally frightened Mary, so she ..." people interpret "she" as Mary. </text:p>
          <text:p text:style-name="P6">"Sally loves Mary, so she ..." people interpret "she" as Sally. </text:p>
          <text:p text:style-name="P6">If there are biases that favor the correct disambiguation in our example here, and if the direction of the biases can be determined purely from linguistic characteristics of the first clause e.g. from the use of the verb "knew", then this is not a valid Winograd schema, because an automated understander could do better than chance on this without employing world knowledge. However, I currently have no reason to think that this is the case.</text:p>
          <text:p text:style-name="P6"/>
        </text:list-item>
        <text:list-item>
          <text:p text:style-name="P6">Joe<text:span text:style-name="T64">'s uncle can still beat him at tennis, even though he is 30 years [older/younger]. Who is [older/younger]? </text:span></text:p>
          <text:p text:style-name="P50"><text:span text:style-name="T61">(</text:span><text:span text:style-name="T7">KB</text:span><text:span text:style-name="T14">: </text:span><text:span text:style-name="T23">how to add KB for even though)</text:span></text:p>
          <text:p text:style-name="P6">Answers:Joe's uncle/Joe.</text:p>
          <text:p text:style-name="P6">Comment: Note the following results of Google search (1/9/11).</text:p>
          <text:p text:style-name="P6"/>
          <text:p text:style-name="P6"><text:s text:c="26"/>"uncle older" <text:s text:c="3"/>14,500,000 </text:p>
          <text:p text:style-name="P6"><text:s text:c="26"/>"uncle younger" <text:s text:c="2"/>9,630,000 </text:p>
          <text:p text:style-name="P6"><text:s text:c="26"/>"older" <text:s text:c="8"/>357,000,000 </text:p>
          <text:p text:style-name="P6"><text:s text:c="26"/>"younger" <text:s text:c="7"/>93,000,000</text:p>
          <text:p text:style-name="P6">Thus "uncle" is not particularly associated with "older".</text:p>
        </text:list-item>
        <text:list-item>
          <text:p text:style-name="P51">The police left the house and went into the garage, [where/after] they found the murder weapon. Where did they find the murder weapon? </text:p>
          <text:p text:style-name="P50"><text:span text:style-name="T61">(</text:span><text:span text:style-name="T7">KB</text:span><text:span text:style-name="T14">: </text:span><text:span text:style-name="T23">how to add KB for conjunction)</text:span></text:p>
          <text:p text:style-name="P6">Answers: In the garage/in the house.</text:p>
          <text:p text:style-name="P6">Comment: "after" is perhaps slightly awkward here. Winograd schema in the broad sense, since there is no ambiguous pronoun.</text:p>
          <text:p text:style-name="P6"/>
        </text:list-item>
        <text:list-item>
          <text:p text:style-name="P6">The painting in Mark's living room shows an oak tree. It is to the right of [the bookcase/a <text:span text:style-name="T64">house]. What is to the right of [the bookcase/a house]? </text:span></text:p>
          <text:p text:style-name="P52"><text:span text:style-name="T61">(</text:span><text:span text:style-name="T7">KB</text:span><text:span text:style-name="T14">: </text:span><text:span text:style-name="T24">I don’t know)</text:span></text:p>
          <text:p text:style-name="P51">Answers: The painting/the tree.</text:p>
        </text:list-item>
        <text:list-item>
          <text:p text:style-name="P6"><text:soft-page-break/>There is a gap in the wall. You can see the garden [through/behind] it. You can see the garden [through/behind] what? </text:p>
          <text:p text:style-name="P20"><text:span text:style-name="T61">(</text:span><text:span text:style-name="T7">KB</text:span><text:span text:style-name="T14">: </text:span><text:span text:style-name="T24">see sth through the gap, see sth behind the wall) </text:span></text:p>
          <text:p text:style-name="P6">Answers: The gap/the wall.</text:p>
          <text:p text:style-name="P6">Comment. The syntax of the question is strictly incorrect, but ``[Behind/through] what can you see the garden?'' is almost incomprehensible.</text:p>
          <text:p text:style-name="P6"/>
        </text:list-item>
        <text:list-item>
          <text:p text:style-name="P6">The drain is clogged with hair. It has to be [cleaned/removed]. What has to be [cleaned/removed]? </text:p>
          <text:p text:style-name="P21"><text:span text:style-name="T61">(</text:span><text:span text:style-name="T7">KB</text:span><text:span text:style-name="T14">: </text:span><text:span text:style-name="T25">If thing A is clogged with thing B, thing A must be cleaned or thing B must be removed.)</text:span></text:p>
          <text:p text:style-name="P6">Answers: The drain/the hair.</text:p>
        </text:list-item>
        <text:list-item>
          <text:p text:style-name="P51">My meeting started at 4:00 and I needed to catch the train at 4:30, so there wasn't much time. Luckily, it was [short/delayed], so it worked out. What was [short/delayed]? </text:p>
          <text:p text:style-name="P53"><text:span text:style-name="T61">(</text:span><text:span text:style-name="T7">KB</text:span><text:span text:style-name="T14">: </text:span><text:span text:style-name="T54">)</text:span></text:p>
          <text:p text:style-name="P6">Answers: The meeting/the train.</text:p>
        </text:list-item>
        <text:list-item>
          <text:p text:style-name="P6">There is a pillar between me and the stage, and I can't [see/see around] it. What can't I [see/see around]? </text:p>
          <text:p text:style-name="P63">(If thing A is between somebody and thing B, he can’t see thing B or he can’t see around thing A)</text:p>
          <text:p text:style-name="P6">Answers: The stage/the pillar.</text:p>
        </text:list-item>
        <text:list-item>
          <text:p text:style-name="P6">They broadcast an announcement, but a subway came into the station and I couldn't [hear/hear over] it. What couldn't I [hear/hear over]? </text:p>
          <text:p text:style-name="P22"><text:span text:style-name="T61">(</text:span><text:span text:style-name="T7">KB</text:span><text:span text:style-name="T14">: </text:span><text:span text:style-name="T26">If somebody broadcast sth, another might not hear it. If there exists a loud, another one might not hear over it. </text:span><text:span text:style-name="T27">If a subway comes, there exists a loud.)</text:span></text:p>
          <text:p text:style-name="P6">Answers: The announcement/the subway.</text:p>
        </text:list-item>
        <text:list-item>
          <text:p text:style-name="P23">In the middle of the outd<text:span text:style-name="T64">oor concert, the rain started falling, [and/but] it continued until 10. What continued until 10?</text:span></text:p>
          <text:p text:style-name="P23"><text:span text:style-name="T65">(</text:span><text:span text:style-name="T8">KB</text:span><text:span text:style-name="T58">: </text:span><text:span text:style-name="T59">and but??)</text:span> </text:p>
          <text:p text:style-name="P6">Answers: The rain/the concert.</text:p>
        </text:list-item>
        <text:list-item>
          <text:p text:style-name="P24">I used an old rag to clean the knife, and then I put it in the [drawer/trash]. What did I put in the [drawer/trash]?</text:p>
          <text:p text:style-name="P24"><text:span text:style-name="T61">(</text:span><text:span text:style-name="T7">KB</text:span><text:span text:style-name="T14">: </text:span><text:span text:style-name="T28">If somebody uses thing A to clean thing B, he will put thing B in the drawer or he will put thing A in the trash.)</text:span></text:p>
          <text:p text:style-name="P6"><text:soft-page-break/>Answers: The knife/the rag.</text:p>
        </text:list-item>
        <text:list-item>
          <text:p text:style-name="P6">Ann a<text:span text:style-name="T57">sked Mary what time the library closes, [but/because] she had forgotten. Who had forgotten? </text:span></text:p>
          <text:p text:style-name="P64">(KB: ????)</text:p>
          <text:p text:style-name="P6">Answers:Mary/Ann.</text:p>
        </text:list-item>
        <text:list-item>
          <text:p text:style-name="P25">I took the water bottle out of the backpack so that it would be [lighter/handy]. What would be [lighter/handy]?</text:p>
          <text:p text:style-name="P25"><text:span text:style-name="T61">(</text:span><text:span text:style-name="T7">KB</text:span><text:span text:style-name="T14">: </text:span><text:span text:style-name="T29">If somebody takes thing A out of thing B, thing B will be lighter or thing A will be handy.)</text:span> </text:p>
          <text:p text:style-name="P6">Answers: The backpack/the bottle.</text:p>
        </text:list-item>
        <text:list-item>
          <text:p text:style-name="P6">I couldn't put the pot on the shelf because it was too [high/tall]. What was too [high/tall]? </text:p>
          <text:p text:style-name="P26"><text:span text:style-name="T61">(</text:span><text:span text:style-name="T7">KB</text:span><text:span text:style-name="T14">: </text:span><text:span text:style-name="T30">If somebody couldn’t put thing A on the thing B , thing A is tall or thing B is high.)</text:span></text:p>
          <text:p text:style-name="P6">Answers: The shelf/the pot.</text:p>
          <text:p text:style-name="P6">Comment: The Google query ``high pot" gives about 10 times as many pages as ``tall pot" (search 9/8/11) for reasons unconnected with the meanings in this sentence.</text:p>
          <text:p text:style-name="P6"/>
        </text:list-item>
        <text:list-item>
          <text:p text:style-name="P59">I'm sure that my map will show this building; it is very [famous/good]. What is [famous/good]? </text:p>
          <text:p text:style-name="P60"><text:span text:style-name="T61">(</text:span><text:span text:style-name="T7">KB</text:span><text:span text:style-name="T14">: </text:span><text:span text:style-name="T31">Building is famous? Map is good?)</text:span></text:p>
          <text:p text:style-name="P6">Answers: The building/the map.</text:p>
          <text:p text:style-name="P6">Comment: ``Detailed'' would of course be a better word to describe the map, but it would certainly be Googlable, and probably solvable by selectional restriction. One might suppose that "famous building" would be a more frequent combination than "famous map" but Google search (5/11/2012) suggests the reverse:</text:p>
          <text:p text:style-name="P6"/>
          <text:p text:style-name="P6">"building": 2.2 billion </text:p>
          <text:p text:style-name="P6">"famous building": 250 million </text:p>
          <text:p text:style-name="P6">"map": 1.4 billion </text:p>
          <text:p text:style-name="P6">"famous map": 500 million</text:p>
        </text:list-item>
        <text:list-item>
          <text:p text:style-name="P6">Bob paid for Charlie's college education. He is very [generous/grateful]. Who is [generous/grateful]? </text:p>
          <text:p text:style-name="P27"><text:span text:style-name="T61">(</text:span><text:span text:style-name="T7">KB</text:span><text:span text:style-name="T14">: </text:span><text:span text:style-name="T32">If person A pays for </text:span><text:span text:style-name="T55">thing C and thing C belongs to person B</text:span><text:span text:style-name="T32">, person A is generous or person B is grateful.)</text:span></text:p>
          <text:p text:style-name="P6">Answers: Bob/Charlie.</text:p>
        </text:list-item>
        <text:list-item>
          <text:p text:style-name="P6"><text:soft-page-break/>Bob paid for Charlie's college education, but now Charlie acts as though it never happened. He is <text:span text:style-name="T64">very [hurt/ungrateful]. Who is [hurt/ungrateful]? </text:span></text:p>
          <text:p text:style-name="P28"><text:span text:style-name="T65">(</text:span><text:span text:style-name="T8">KB</text:span><text:span text:style-name="T58">: </text:span><text:span text:style-name="T33">don’t know)</text:span></text:p>
          <text:p text:style-name="P6">Answers: Bob/Charlie</text:p>
        </text:list-item>
        <text:list-item>
          <text:p text:style-name="P6">Bob was playing cards with Adam and was way ahead. If Adam hadn't had a sud<text:span text:style-name="T64">den run of good luck, he would have [won/lost]. Who would have [won/lost]? </text:span></text:p>
          <text:p text:style-name="P54"><text:span text:style-name="T61">(</text:span><text:span text:style-name="T7">KB</text:span><text:span text:style-name="T14">: </text:span><text:span text:style-name="T33">If person A is way head when playing games with person B, </text:span><text:span text:style-name="T34">and person B )</text:span></text:p>
          <text:p text:style-name="P6">Answers: Bob/Adam.</text:p>
        </text:list-item>
        <text:list-item>
          <text:p text:style-name="P6">Adam can't leave work here until Bob arrives to replace him. If Bob had left home for work on time, he would be [here/gone] by this time. Who would be [here/gone]? </text:p>
          <text:p text:style-name="P55"><text:span text:style-name="T61">(</text:span><text:span text:style-name="T7">KB</text:span><text:span text:style-name="T14">:??</text:span><text:span text:style-name="T54">)</text:span></text:p>
          <text:p text:style-name="P6">Answers: Bob/Adam</text:p>
        </text:list-item>
        <text:list-item>
          <text:p text:style-name="P6">If the con artist has succeeded in fooling Sam, he would have [gotten/lost] a lot of money. Who would have [gotten/lost] the money? </text:p>
          <text:p text:style-name="P62"><text:span text:style-name="T61">(KB</text:span><text:span text:style-name="T14">:</text:span><text:span text:style-name="T35">If person A succeed in fooling person B, person A will get money or person B will lose money.)</text:span></text:p>
          <text:p text:style-name="P6">Answers: The con artist/Sam.</text:p>
        </text:list-item>
        <text:list-item>
          <text:p text:style-name="P29">It was a summer afternoon, and the dog was sitting in the middle of the lawn. After a while, it got up and moved to a spot under the tree, because it was [hot/cooler]. What w<text:span text:style-name="T64">as [hot/cooler]?</text:span></text:p>
          <text:p text:style-name="P55"><text:span text:style-name="T61">(</text:span><text:span text:style-name="T7">KB</text:span><text:span text:style-name="T14">:</text:span><text:span text:style-name="T35">If somewhere is exposed to the sun in the summer afternoon, it is hot, and </text:span><text:s/><text:span text:style-name="T66">if not exposed it is cool. If </text:span></text:p>
          <text:p text:style-name="P6">Answers: The dog/The spot under the tree.</text:p>
          <text:p text:style-name="P6">Comment: An earlier version of this page omitted "to a spot" in the second sentence, but that was problematic. Thanks to Peter Schueller for discussion.</text:p>
          <text:p text:style-name="P6"/>
        </text:list-item>
        <text:list-item>
          <text:p text:style-name="P6">The cat was lying by the mouse hole waiting for the mouse, but it was too [cautious/impatient]. What was too [cautious/impatient]? </text:p>
          <text:p text:style-name="P65">(If thing A is waiting for its prey, thing A might be impatient or its prey might be cautious. Mouse is cat’s prey.)</text:p>
          <text:p text:style-name="P6">Answers: The mouse/the cat.</text:p>
        </text:list-item>
        <text:list-item>
          <text:p text:style-name="P6">Anne gave birth to a daughter last month. She is a very charming [woman/baby]. Who is a very charming [woman/baby]? </text:p>
          <text:p text:style-name="P30"><text:span text:style-name="T61">(</text:span><text:span text:style-name="T7">KB</text:span><text:span text:style-name="T14">: </text:span><text:span text:style-name="T36">If person A gives birth to person B, person A is a woman or person B is a baby.)</text:span></text:p>
          <text:p text:style-name="P6"><text:soft-page-break/>Answers: Anne/Anne's daughter.</text:p>
        </text:list-item>
        <text:list-item>
          <text:p text:style-name="P6">Alice tried frantically to stop her daughter from [chatting/barking] at the party, leaving us to wond<text:span text:style-name="T64">er why she was behaving so strangely. Who was behaving strangely? </text:span></text:p>
          <text:p text:style-name="P56"><text:span text:style-name="T61">(</text:span><text:span text:style-name="T7">KB</text:span><text:span text:style-name="T14">: ??</text:span><text:span text:style-name="T54">)</text:span></text:p>
          <text:p text:style-name="P6">Answers: Alice/Alice's daughter.</text:p>
        </text:list-item>
        <text:list-item>
          <text:p text:style-name="P6">I saw Jim yelling at some guy in a military uniform with a huge red beard. I <text:span text:style-name="T64">don't know [who/why] he was, but he looked very unhappy. Who looked very unhappy? </text:span></text:p>
          <text:p text:style-name="P57"><text:span text:style-name="T61">(</text:span><text:span text:style-name="T7">KB</text:span><text:span text:style-name="T14">:??</text:span><text:span text:style-name="T54">)</text:span></text:p>
          <text:p text:style-name="P6">Answers: The guy in the uniform/Jim.</text:p>
          <text:p text:style-name="P6">Comment: If you stop the second sentence at "I don't know [who/why] he was" you still have the same ambiguity, but it becomes very difficult to ask the question. "I don't know who who was?'' is perhaps best. Of course, either way there is a reading in which the two ``he'' refer to different people, but it seems to me that that's considerably less preferred.</text:p>
          <text:p text:style-name="P6"/>
        </text:list-item>
        <text:list-item>
          <text:p text:style-name="P6">The fish ate the worm. It was [tasty/hungry]. What was [tasty/hungry]? </text:p>
          <text:p text:style-name="P31"><text:span text:style-name="T61">(</text:span><text:span text:style-name="T7">KB</text:span><text:span text:style-name="T14">: </text:span><text:span text:style-name="T37">If thing A eats thing B, thing A is hungry or thing B is tasty.)</text:span></text:p>
          <text:p text:style-name="P6">Answers: The worm/the fish.</text:p>
        </text:list-item>
        <text:list-item>
          <text:p text:style-name="P6">I was trying to open the lock with the key, but someone had filled the keyhole with chewing gum, and I couldn't get it [in/out]. What couldn't I get [in/out]? </text:p>
          <text:p text:style-name="P31"><text:span text:style-name="T61">(</text:span><text:span text:style-name="T7">KB</text:span><text:span text:style-name="T14">: </text:span><text:span text:style-name="T37">If somebody tries to open the </text:span><text:span text:style-name="T56">l</text:span><text:span text:style-name="T37">ock with the thing A, he might not get the thing A in. If thing B fills the keyhole, somebody might not get thing B out. </text:span></text:p>
          <text:p text:style-name="P6">Answers: The key/the chewing gum.</text:p>
        </text:list-item>
        <text:list-item>
          <text:p text:style-name="P6">The dog chased the cat, which ran up a tree. It waited at the [top/bottom]. Which waited at the [top/bottom]? </text:p>
          <text:p text:style-name="P32"><text:span text:style-name="T61">(</text:span><text:span text:style-name="T7">KB</text:span><text:span text:style-name="T14">: </text:span><text:span text:style-name="T38">If thing A chases thing B and thing B runs up, thing A might waits at the bottom or thing B might waits at the top.)</text:span></text:p>
          <text:p text:style-name="P6">Answers: The cat/the dog.</text:p>
        </text:list-item>
        <text:list-item>
          <text:p text:style-name="P33">In the storm, the tree fell down and crashed through the roof of my house. Now, I have to get it [removed/repaired]. What has to be [removed/repaired]?</text:p>
          <text:p text:style-name="P33"><text:span text:style-name="T61">(</text:span><text:span text:style-name="T7">KB</text:span><text:span text:style-name="T14">:</text:span> <text:span text:style-name="T67">If thing A crash through thing B, thing A might be removed and thing B is broken. If thing B is broken, thing B might be repaired.)</text:span></text:p>
          <text:p text:style-name="P6">Answers: The tree/the roof.</text:p>
        </text:list-item>
        <text:list-item>
          <text:p text:style-name="P6">The customer walked into the bank and stabbed one of the tellers. He was immediately taken to the [emergency room/police station]. Who was taken to the [emergency room/police station]? </text:p>
          <text:p text:style-name="P46"><text:soft-page-break/><text:span text:style-name="T61">(</text:span><text:span text:style-name="T7">KB</text:span><text:span text:style-name="T14">:</text:span> <text:span text:style-name="T74">If person A stabs person B, person B might be hurt and person A might commit a crime. If person A commits a crime, person A might be taken to the police station. If person A is hurt, <text:s/>person A might be taken to emergency.) </text:span></text:p>
          <text:p text:style-name="P6">Answers: The teller/the customer.</text:p>
        </text:list-item>
        <text:list-item>
          <text:p text:style-name="P34">John was doing research in the library when he heard a man humming and whistling. He was very [annoyed/annoying]. Who was [annoyed/annoying]?</text:p>
          <text:p text:style-name="P34"><text:span text:style-name="T61">(</text:span><text:span text:style-name="T7">KB</text:span><text:span text:style-name="T14">:</text:span><text:span text:style-name="T39">When person A hear person B humming and whistling, person A might be annoyed or person B might be annoying.)</text:span> </text:p>
          <text:p text:style-name="P6">Answers:John/the hummer.</text:p>
        </text:list-item>
        <text:list-item>
          <text:p text:style-name="P35">John was jogging through the park when he saw a man juggling watermelons. He was very [impressed/impressive]. Who was [impressed/impressive]?</text:p>
          <text:p text:style-name="P35"><text:span text:style-name="T61">(</text:span><text:span text:style-name="T7">KB</text:span><text:span text:style-name="T14">: </text:span><text:span text:style-name="T40">If person A sees person B doing something, person A might be impressed or person B might be impressive.)</text:span> </text:p>
          <text:p text:style-name="P6">Answers: John/the juggler.</text:p>
        </text:list-item>
        <text:list-item>
          <text:p text:style-name="P6">Bob collapsed on the sidewalk. Soon he saw Carl coming to help. He was very [ill/concerned]. Who was [ill/concerned]? </text:p>
          <text:p text:style-name="P35"><text:span text:style-name="T61">(</text:span><text:span text:style-name="T7">KB</text:span><text:span text:style-name="T14">:</text:span><text:span text:style-name="T40">If person A collapses, person A is ill. If person B helps person A, person B is concerned. </text:span><text:span text:style-name="T41">If person A sees person B coming to help, person B helps person A.</text:span><text:span text:style-name="T40">)</text:span></text:p>
          <text:p text:style-name="P6">Answers: Bob/Carl.</text:p>
        </text:list-item>
        <text:list-item>
          <text:p text:style-name="P6">Sam a<text:span text:style-name="T64">nd Amy are passionately in love, but Amy's parents are unhappy about it, because they are [snobs/fifteen]. Who are [snobs/fifteen]? </text:span></text:p>
          <text:p text:style-name="P58"><text:span text:style-name="T61">(</text:span><text:span text:style-name="T7">KB</text:span><text:span text:style-name="T14">: ??</text:span><text:span text:style-name="T54">)</text:span></text:p>
          <text:p text:style-name="P6">Answers: Amy's parents/Sam and Amy.</text:p>
        </text:list-item>
        <text:list-item>
          <text:p text:style-name="P6">Mark told Pete many lies about himself, which Pete included in his book. He should have been more [truthful/skeptical]. Who should have been more [truthful/skeptical]? </text:p>
          <text:p text:style-name="P36"><text:span text:style-name="T61">(</text:span><text:span text:style-name="T7">KB</text:span><text:span text:style-name="T14">: </text:span><text:span text:style-name="T42">If person A tells person B lies, person A should be truthful or person B should be skeptical.)</text:span></text:p>
          <text:p text:style-name="P6">Answers: Mark/Pete.</text:p>
        </text:list-item>
        <text:list-item>
          <text:p text:style-name="P6">Joe has sold his house and bought a new one a few miles away. He will be moving [out of/into] it on Thursday. Which house will he be moving [out of/into]? </text:p>
          <text:p text:style-name="P37"><text:span text:style-name="T61">(</text:span><text:span text:style-name="T7">KB</text:span><text:span text:style-name="T14">: </text:span><text:span text:style-name="T43">If somebody sells his house A and buys a house B, he might move out of house A or move into house B.)</text:span></text:p>
          <text:p text:style-name="P6">Answers: The old house/the new house.</text:p>
        </text:list-item>
        <text:list-item>
          <text:p text:style-name="P38">Many people start to read Paul's books and can't put them down. They are [gripped/popular] because Paul writes so well. Who or what are [gripped/popular]?</text:p>
          <text:p text:style-name="P38"><text:soft-page-break/><text:span text:style-name="T61">(</text:span><text:span text:style-name="T7">KB</text:span><text:span text:style-name="T14">: </text:span><text:s/><text:span text:style-name="T68">If person A reads thing B, person A might be gripped or thing B might be popular.)</text:span></text:p>
          <text:p text:style-name="P6">Answers: The readers/the books.</text:p>
          <text:p text:style-name="P6">Comment: A lot of synonyms for ``gripped" (e.g. ``fascinated") can be resolved by selectional restrictions. ``Gripped" cannot because it is polysemic with physical grasping.</text:p>
          <text:p text:style-name="P6"/>
        </text:list-item>
        <text:list-item>
          <text:p text:style-name="P6">Mary took out her flute and played one of her favorite pieces. She has [loved/had] it since she was a child. What has Mary [loved/had] since she was a child? </text:p>
          <text:p text:style-name="P39"><text:span text:style-name="T61">(</text:span><text:span text:style-name="T7">KB</text:span><text:span text:style-name="T14">: </text:span><text:span text:style-name="T44">If thing A is somebody’s favorite, he loves thing A. If somebody takes out thing A, he has thing A.)</text:span></text:p>
          <text:p text:style-name="P6">Answers: The piece/the flute.</text:p>
        </text:list-item>
        <text:list-item>
          <text:p text:style-name="P40">Sam pulled up a chair to the piano, but it was broken, so he had to [stand/sing] instead. What was broken?</text:p>
          <text:p text:style-name="P40"><text:span text:style-name="T61">(</text:span><text:span text:style-name="T7">KB</text:span><text:span text:style-name="T14">: </text:span><text:span text:style-name="T45">If somebody has to stand, his chair is broken. If somebody has to sing, his instrument is broken. Piano is an instrument.)</text:span> </text:p>
          <text:p text:style-name="P6">Answers: The chair/the piano.</text:p>
        </text:list-item>
        <text:list-item>
          <text:p text:style-name="P6">Since it was raining, I carried the newspaper [over/in] my backpack to keep it dry. What was I trying to keep dry? </text:p>
          <text:p text:style-name="P41"><text:span text:style-name="T61">(</text:span><text:span text:style-name="T7">KB</text:span><text:span text:style-name="T14">: </text:span><text:span text:style-name="T46">If somebody carries thing A over thing B, </text:span><text:span text:style-name="T47">thing A is over thing B</text:span><text:span text:style-name="T46">. If somebody carries thing A in thing B, </text:span><text:span text:style-name="T47">thing B is over thing A</text:span><text:span text:style-name="T46">. </text:span><text:span text:style-name="T47">When it is rainy and thing A is over thing B, thing B is dry.</text:span><text:span text:style-name="T46">)</text:span></text:p>
          <text:p text:style-name="P6">Answers: The backpack/the newspaper.</text:p>
          <text:p text:style-name="P6">Comment: The form of the question is quite far from the text, but there doesn't seem to be a better way to formulate this question.</text:p>
          <text:p text:style-name="P6"/>
        </text:list-item>
        <text:list-item>
          <text:p text:style-name="P42">Sara borrowed the book from the library because she needs it for an article she is working on. She [reads/writes] it when she gets home from work. What does Sara [read/write] when she gets home from work?</text:p>
          <text:p text:style-name="P42"><text:span text:style-name="T61">(</text:span><text:span text:style-name="T7">KB</text:span><text:span text:style-name="T14">:</text:span><text:span text:style-name="T48">If somebody borrows thing A for thing B, he can reads thing A or can writes thing B.)</text:span> </text:p>
          <text:p text:style-name="P6">Answers: The book/the article.</text:p>
        </text:list-item>
        <text:list-item>
          <text:p text:style-name="P6">This morning, Joey built a sand castle on the beach, and put a toy flag in the highest tower, but this afternoon [a breeze/the tide] knocked it down. What did the [breeze/tide] knock down? </text:p>
          <text:p text:style-name="P43"><text:span text:style-name="T61">(</text:span><text:span text:style-name="T7">KB</text:span><text:span text:style-name="T14">: </text:span><text:span text:style-name="T50">If thing B is built by sand, t</text:span><text:span text:style-name="T49">ide will knock down </text:span><text:span text:style-name="T50">thing B</text:span><text:span text:style-name="T49">. Sand castle is built by sand. If thing A is on the high position, <text:s/>breeze will knock down thing A. High highest tower is a high position.</text:span><text:span text:style-name="T50">)</text:span></text:p>
          <text:p text:style-name="P6"><text:soft-page-break/>Answers: The flag/the sand castle.</text:p>
          <text:p text:style-name="P6">Comment: Perhaps a little overly delicate.</text:p>
          <text:p text:style-name="P6"/>
        </text:list-item>
        <text:list-item>
          <text:p text:style-name="P6">Jane knocked on Susan's door, but there was no answer. She was [out/disappointed]. Who was [out/disappointed]? </text:p>
          <text:p text:style-name="P44"><text:span text:style-name="T14">(</text:span><text:span text:style-name="T7">KB</text:span><text:span text:style-name="T14">: </text:span><text:span text:style-name="T51">If person A knocks on person B’s door and there is no answer, person B might be </text:span><text:span text:style-name="T52">not at the house</text:span><text:span text:style-name="T51"> or person A might be disappointed.</text:span><text:span text:style-name="T49"> </text:span><text:span text:style-name="T52">If person B might be not at the house, person B might be out.)</text:span></text:p>
          <text:p text:style-name="P6">Answers: Susan/Jane.</text:p>
          <text:p text:style-name="P6">Comment: Note that Jane is also "out" (of the house or room); The disambiguation in this case involves issues of textual coherence. A simplified version is given in #114.</text:p>
          <text:p text:style-name="P6"/>
        </text:list-item>
        <text:list-item>
          <text:p text:style-name="P6">Jane knocked on the door, and Susan answered it. She invited her to come [out/in]. Who invited whom? </text:p>
          <text:p text:style-name="P45"><text:span text:style-name="T61">(</text:span><text:span text:style-name="T7">KB</text:span><text:span text:style-name="T14">: </text:span><text:span text:style-name="T53">If person A knock on the door and person B answers it, person B might invite person A to come in or person A might invite person B to come out.)</text:span></text:p>
          <text:p text:style-name="P6">Answers: Jane invited Susan/Susan invited Jane.</text:p>
        </text:list-item>
        <text:list-item>
          <text:p text:style-name="P6">Sam took French classes from Adam, because he was [eager/known] to speak it fluently. Who was [eager/known] to speak French fluently? </text:p>
          <text:p text:style-name="P6">Answers: Sam/Adam.</text:p>
        </text:list-item>
        <text:list-item>
          <text:p text:style-name="P6">The path to the lake was blocked, so we couldn't [reach/use] it. What couldn't we [reach/use]? </text:p>
          <text:p text:style-name="P6">Answers: The lake/the path.</text:p>
        </text:list-item>
        <text:list-item>
          <text:p text:style-name="P6">The sun was covered by a thick cloud all morning, but luckily, by the time the picnic started, it was [gone/out]. What was [gone/out]? </text:p>
          <text:p text:style-name="P6">Answers: The cloud/the sun.</text:p>
        </text:list-item>
        <text:list-item>
          <text:p text:style-name="P6">We went to the lake, because a shark had been seen at the ocean beach, so it was a [dangerous/safer] place to swim. Which was a [dangerous/safer] place to swim? </text:p>
          <text:p text:style-name="P6">Answers: The beach/the lake.</text:p>
        </text:list-item>
        <text:list-item>
          <text:p text:style-name="P6">Sam tried to paint a picture of shepherds with sheep, but they ended up looking more like [dogs/golfers]. What looked like [dogs/golfers]? </text:p>
          <text:p text:style-name="P6">Answers:the sheep/the shepherds.</text:p>
          <text:p text:style-name="P6">Comment: It may be objected that this can be solved using the distance in the semantic hierarchy rather than reasoning about the actual visual appearance. Example 137 below avoids that objection, but is perhaps more difficult for the human reader. In any case, a <text:soft-page-break/>program that reasons that similar looking objects are apt to be close in the semantic hierarchy is, I would say, solving the problem in a perfectly reasonable way. A program that reasons ignores the "looks like" relation and just reasons, "The referent of an anaphora is likely to be close in a semantic hierarchy to some nearby word in the sentence" is not solving the problem in a reasonable way, and is employing a fragile heuristic that is easily broken by rearranging the sentence. For example, if we reword the above "Sam tried to paint a picture of shepherds with sheep, but they ended up looking to Wilma more like [dogs/golfers]" where this heuristic will in all cases look for a referent semantically close to "Wilma".</text:p>
          <text:p text:style-name="P6"/>
        </text:list-item>
        <text:list-item>
          <text:p text:style-name="P6">Mary tucked her daughter Anne into bed, so that she could [sleep/work]. Who is going to [sleep/work]? </text:p>
          <text:p text:style-name="P6">Answers: Anne/Mary.</text:p>
        </text:list-item>
        <text:list-item>
          <text:p text:style-name="P6">Fred and Alice had very warm down coats, but they were not [enough/prepared] for the cold in Alaska. Who or what were not [enough/prepared] for the cold? </text:p>
          <text:p text:style-name="P6">Answers: The coats/Fred and Alice.</text:p>
        </text:list-item>
        <text:list-item>
          <text:p text:style-name="P6">Thomson visited Cooper's grave in 1765. At that date he had been [dead/travelling] for five years. Who had been [dead/travelling] for five years? </text:p>
          <text:p text:style-name="P6">Answers: Cooper/Thomson</text:p>
        </text:list-item>
        <text:list-item>
          <text:p text:style-name="P6">Jackson was greatly influenced by Arnold, though he lived two centuries [earlier/later]. Who lived [earlier/later]? </text:p>
          <text:p text:style-name="P6">Answers: Arnold/Jackson.</text:p>
        </text:list-item>
        <text:list-item>
          <text:p text:style-name="P6">Tom's daughter Eva is engaged to Dr. Stewart, who is his partner. The two [doctors/lovers] have known one another for ten years. Which two people have known one another for ten years? </text:p>
          <text:p text:style-name="P6">Answers: Tom and Dr. Stewart / Eva and Dr. Stewart. </text:p>
          <text:p text:style-name="P6">Comment: Winograd schema in the broad sense, since there is no ambiguous pronoun.</text:p>
        </text:list-item>
        <text:list-item>
          <text:p text:style-name="P6">I can't cut that tree down with that axe; it is too [thick/small]. What is too [thick/small]? </text:p>
          <text:p text:style-name="P6">Answers: The tree/the axe.</text:p>
        </text:list-item>
        <text:list-item>
          <text:p text:style-name="P6">The foxes are getting in at night and attacking the chickens. I shall have to [guard/kill] them. What do I have to [guard/kill]? </text:p>
          <text:p text:style-name="P6">Answers: The chickens/the foxes.</text:p>
        </text:list-item>
        <text:list-item>
          <text:p text:style-name="P6">The foxes are getting in at night and attacking the chickens. They have gotten very [bold/nervous]. What has gotten [bold/nervous]? </text:p>
          <text:p text:style-name="P6">Answers: The foxes/the chickens.</text:p>
        </text:list-item>
        <text:list-item>
          <text:p text:style-name="P6"><text:soft-page-break/>Fred covered his eyes with his hands, because the wind was blowing sand around. He [opened/lowered] them when the wind stopped. What did Fred [open/lower]? </text:p>
          <text:p text:style-name="P6">Answers: His eyes/his hands.</text:p>
        </text:list-item>
        <text:list-item>
          <text:p text:style-name="P6">The actress used to be named Terpsichore, but she changed it to Tina a few years ago, because she figured it was [easier/too hard] to pronounce. Which name was [easier/too hard] to pronounce? </text:p>
          <text:p text:style-name="P6">Answers: Tina/Terpsichore.</text:p>
        </text:list-item>
        <text:list-item>
          <text:p text:style-name="P6">Comment: This question can be answered without seeing the text, just seeing the question and the choice of possible answers. I don't see that this is a defect, but it is certainly an anomaly.</text:p>
          <text:p text:style-name="P6"/>
        </text:list-item>
        <text:list-item>
          <text:p text:style-name="P6">Fred watched TV while George went out to buy groceries. After an hour he got [up/back]. Who got [up/back]? </text:p>
          <text:p text:style-name="P6">Answers: Fred/George.</text:p>
        </text:list-item>
        <text:list-item>
          <text:p text:style-name="P6">Fred was supposed to run the dishwasher, but he put it off, because he wanted to watch TV. But the show turned out to be boring, so he changed his mind and turned it [on/off]. What did Fred turn [on/off]? </text:p>
          <text:p text:style-name="P6">Answers: The dishwasher/the television.</text:p>
        </text:list-item>
        <text:list-item>
          <text:p text:style-name="P6">Fred is the only man still alive who remembers my great-grandfather. He [is/was] a remarkable man. Who [is/was] a remarkable man? </text:p>
          <text:p text:style-name="P6">Answers: Fred/my great-grandfather.</text:p>
        </text:list-item>
        <text:list-item>
          <text:p text:style-name="P6">Fred is the only man alive who still remembers my father as an infant. When Fred first saw my father, he was twelve [years/months] old. Who was twelve [years/months] old? </text:p>
          <text:p text:style-name="P6">Answers: Fred/my father.</text:p>
        </text:list-item>
        <text:list-item>
          <text:p text:style-name="P6">In July, Kamtchatka declared war on Yakutsk. Since Yakutsk's army was much better equipped and ten times larger, they were [victorious/defeated] within weeks. Who was [victorious/defeated] </text:p>
          <text:p text:style-name="P6">Answers: Yakutsk/Kamchatka. </text:p>
          <text:p text:style-name="P6">Comment: Winograd schema in the broad sense, since with "defeated" there is no plural to serve as referent of "they".</text:p>
        </text:list-item>
        <text:list-item>
          <text:p text:style-name="P6">Elizabeth moved her company from Sparta to Troy to save money on taxes; the taxes are much [higher/lower] there. Where are the taxes [higher/lower]? </text:p>
          <text:p text:style-name="P6">Answers: In Sparta/In Troy </text:p>
          <text:p text:style-name="P6">Comment: Winograd schema in the broad sense, since the ambiguous word is not a pronon.</text:p>
        </text:list-item>
        <text:list-item>
          <text:p text:style-name="P6"><text:soft-page-break/>Esther figures that she will save shipping costs if she builds her factory in Springfield instead of Franklin, because [most/none] of her customers live there. In which town do [most/none] of Esther's customers live? </text:p>
          <text:p text:style-name="P6">Answers: Springfield/Franklin. </text:p>
          <text:p text:style-name="P6">Comment: Winograd schema in the broad sense, since the ambiguous word is not a pronon.</text:p>
        </text:list-item>
        <text:list-item>
          <text:p text:style-name="P6">Look! There is a [shark/minnow] swimming right below that duck! It had better get away to safety fast! What needs to get away to safety? </text:p>
          <text:p text:style-name="P6">Answer Pair A: The shark/The duck. </text:p>
          <text:p text:style-name="P6">Answer Pair B: The minnow/the duck.</text:p>
          <text:p text:style-name="P6">Comment: The pair of possible answers depends on the choice of words, since the special and alternate words are possible referents. This also occurs in schema #142.</text:p>
          <text:p text:style-name="P6"/>
        </text:list-item>
        <text:list-item>
          <text:p text:style-name="P6">There are too many deer in the park, so the park service brought in a small pack of wolves. The population should [increase/decrease] over the next few years. Which population will [increase/decrease]? </text:p>
          <text:p text:style-name="P6">Answers: The wolves/the deer. </text:p>
          <text:p text:style-name="P6">Comment:Winograd schema in the broad sense, since there is no ambiguous pronoun.</text:p>
        </text:list-item>
        <text:list-item>
          <text:p text:style-name="P6">Archaeologists have concluded that humans lived in Laputa 20,000 years ago. They hunted for [deer/evidence] on the river banks. Who hunted for [deer/evidence]? </text:p>
          <text:p text:style-name="P6">Answers: The prehistoric humans/the archaeologists.</text:p>
        </text:list-item>
        <text:list-item>
          <text:p text:style-name="P6">The scientists are studying three species of fish that have recently been found living in the Indian Ocean. They [appeared/began] two years ago. Who or what [appeared/began] two years ago? </text:p>
          <text:p text:style-name="P6">Answers: The fish/the scientists.</text:p>
          <text:p text:style-name="P6">The journalists interviewed the stars of the new movie. They were very [cooperative/persistent], so the interview lasted for a long time. Who was [cooperative/persistent]? </text:p>
          <text:p text:style-name="P6">Answers: The stars/the journalists</text:p>
        </text:list-item>
        <text:list-item>
          <text:p text:style-name="P6">The police arrested all of the gang members. They were trying to [run/stop] the drug trade in the neighborhood. Who was trying to [run/stop] the drug trade? </text:p>
          <text:p text:style-name="P6">Answers: The gang/the police.</text:p>
          <text:p text:style-name="P6">Comment: Hopefully the reader is not too cynical.</text:p>
        </text:list-item>
        <text:list-item>
          <text:p text:style-name="P6">I put the cake away in the refrigerator. It has a lot of [butter/leftovers] in it. What has a lot of [butter/leftovers]? </text:p>
          <text:p text:style-name="P6">Answers: The cake/the refrigerator.</text:p>
        </text:list-item>
        <text:list-item>
          <text:p text:style-name="P6"><text:soft-page-break/>Sam broke both his ankles and he's walking with crutches. But a month or so from now they should be [better/unnecessary]. What should be [better/unnecessary]? </text:p>
          <text:p text:style-name="P6">Answers: The ankles/the crutches.</text:p>
        </text:list-item>
        <text:list-item>
          <text:p text:style-name="P6">When the sponsors of the bill got to the town hall, they were surprised to find that the room was full of opponents. They were very much in the [majority/minority]. Who were in the [majority/minority]? </text:p>
          <text:p text:style-name="P6">Answers: The opponents /the sponsors.</text:p>
        </text:list-item>
        <text:list-item>
          <text:p text:style-name="P6">Everyone really loved the oatmeal cookies; only a few people liked the chocolate chip cookies. Next time, we should make [more/fewer] of them. Which cookie should we make [more/fewer] of, next time? </text:p>
          <text:p text:style-name="P6">Answers: The oatmeal cookies/the chocolate chip.</text:p>
        </text:list-item>
        <text:list-item>
          <text:p text:style-name="P6">We had hoped to place copies of our newsletter on all the chairs in the auditorium, but there were simply [not enough / too many] of them. There are [too many/not enough] of what? </text:p>
          <text:p text:style-name="P6">Answers: chairs/copies of the newsletter.</text:p>
        </text:list-item>
        <text:list-item>
          <text:p text:style-name="P6">I stuck a pin through a carrot. When I pulled the pin out, it [left/had] a hole. What [left/had] a hole? </text:p>
          <text:p text:style-name="P6">Answers: The pin/the carrot. Note: You might think this is Googlable, but in fact, ``pin left a hole" finds two results and ``pin leaves a hole" finds 66, whereas ``pin has a hole" has 11,800 (because of equipment pins, not sewing pins). The phrase "carrot has a hole" has 2 results and "carrot left a hole" has none. (8/17/10)</text:p>
        </text:list-item>
        <text:list-item>
          <text:p text:style-name="P6">I couldn't find a spoon, so I tried using a pen to stir my coffee. But that turned out to be a bad idea, because it got full of [ink/coffee]. What got full of [ink/coffee]? </text:p>
          <text:p text:style-name="P6">Answers:The coffee/the pen.</text:p>
          <text:p text:style-name="P6">Comment: The statistical associations give the backward answer here: ``ink'' is associated with ``pen'' and ``coffee'' is associated with ``coffee''. Of course, a contestant could use a backward rule here: Since the challenge designers have excluded examples where statistics give the right answer, if you find a statistical relation, guess that the answer runs opposite to it. But that seems very risky.</text:p>
          <text:p text:style-name="P6"/>
        </text:list-item>
        <text:list-item>
          <text:p text:style-name="P6">Steve follows Fred's example in everything. He [admires/influences] him hugely. Who [admires/influences] whom? </text:p>
          <text:p text:style-name="P6">Answers: Steve admires Fred/Fred influences Steve.</text:p>
        </text:list-item>
        <text:list-item>
          <text:p text:style-name="P6">The table won't fit through the doorway because it is too [wide/narrow]. What is too [wide/narrow]? </text:p>
          <text:p text:style-name="P6">Answers: The table/the doorway.</text:p>
        </text:list-item>
        <text:list-item>
          <text:p text:style-name="P6"><text:soft-page-break/>Grace was happy to trade me her sweater for my jacket. She thinks it looks [great/dowdy] on her. What looks [great/dowdy] on Grace? </text:p>
          <text:p text:style-name="P6">Answers: The jacket/the sweater.</text:p>
        </text:list-item>
        <text:list-item>
          <text:p text:style-name="P6">Bill thinks that calling attention to himself was rude [to/of] Bert. Who called attention to himself? </text:p>
          <text:p text:style-name="P6">Answers: Bill/Bert. </text:p>
          <text:p text:style-name="P6">Comment: Winograd schema in the broad sense. The essential issue is the subject of "calling" which is not a pronoun.</text:p>
        </text:list-item>
        <text:list-item>
          <text:p text:style-name="P6">John [hired/hired himself out to] Bill to take care of him. Who is taking care of whom? </text:p>
          <text:p text:style-name="P6">Answers: Bill is taking care of John/John is taking care of Bill. </text:p>
          <text:p text:style-name="P6">Comment: Winograd schema in the broad sense. The essential issue is the subject of "taking care" which is not a pronoun.</text:p>
        </text:list-item>
        <text:list-item>
          <text:p text:style-name="P6">John [promised/ordered] Bill to leave, so an hour later he left. Who left? </text:p>
          <text:p text:style-name="P6">Answers: John/Bill.</text:p>
        </text:list-item>
        <text:list-item>
          <text:p text:style-name="P6">Sam Goodman's biography of the Spartan general Xenophanes conveys a vivid sense of the difficulties he faced in his [childhood/research]. Who faced difficulties? </text:p>
          <text:p text:style-name="P6">Answers: Xenophanes/Sam.</text:p>
          <text:p text:style-name="P6">Comment: It is quite possible that "biography" is correlated with "research". But even if that correlation is detected, there is another non-trivial step to realize that the research is associated with the author rather than the subject of the biography.</text:p>
          <text:p text:style-name="P6"/>
        </text:list-item>
        <text:list-item>
          <text:p text:style-name="P6">Emma's mother had died long ago, and her [place/education] had been [taken/managed] by an excellent woman as governess. Whose [place/education] had been [taken/managed]? </text:p>
          <text:p text:style-name="P6">Answers: Emma's mother/Emma.</text:p>
          <text:p text:style-name="P6">Comment: The first version is adapted from a sentence in the second paragraph of Jane Austen's Emma. The original is</text:p>
          <text:p text:style-name="P6"/>
          <text:p text:style-name="P6">Her mother had died too long ago for her to have more than an indistinct remembrance of her caresses; and her place had been taken by an excellent woman as governess, who had fallen little short of a mother in affection.</text:p>
          <text:p text:style-name="P6">Note that the original presents two further difficult disambiguation problems, with the second and third "her"'s in the sentence. Winograd schema in the broad sense, since two separated words are replaced.</text:p>
        </text:list-item>
        <text:list-item>
          <text:p text:style-name="P6">Jane knocked on Susan's door but she did not [answer/get an answer]. Who did not [answer/get an answer]? </text:p>
          <text:p text:style-name="P6"><text:soft-page-break/>Answers: Susan/Jane</text:p>
          <text:p text:style-name="P6">Comment: Simplified version of #69. Like #69, it relies on textual coherence for disambiguation; it is, after all, equally true that Jane did not answer, and that Susan did not get an answer.</text:p>
          <text:p text:style-name="P6"/>
        </text:list-item>
        <text:list-item>
          <text:p text:style-name="P6">Joe paid the detective after he [received/delivered] the final report on the case. Who [received/delivered] the final report? </text:p>
          <text:p text:style-name="P6">Answers: Joe/the detective.</text:p>
        </text:list-item>
        <text:list-item>
          <text:p text:style-name="P6">Beth didn't get angry with Sally, who had cut her off, because she stopped and [counted to ten/apologized]. Who [counted to ten/apologized]? </text:p>
          <text:p text:style-name="P6">Answers: Beth/Sally</text:p>
        </text:list-item>
        <text:list-item>
          <text:p text:style-name="P6">Jim signaled the barman and gestured toward his [empty glass/bathroom key]. Whose [empty glass/bathroom key]? </text:p>
          <text:p text:style-name="P6">Answers: Jim/the barman.</text:p>
        </text:list-item>
        <text:list-item>
          <text:p text:style-name="P6">Dan took the rear seat while Bill claimed the front because his "Dibs!" was [quicker/slow]. Whose "Dibs" was [quicker/slow]? </text:p>
          <text:p text:style-name="P6">Answers: Bill/Dan</text:p>
        </text:list-item>
        <text:list-item>
          <text:p text:style-name="P6">Tom said "Check" to Ralph as he [took/moved] his bishop. Whose bishop did Tom [take/move]? </text:p>
          <text:p text:style-name="P6">Answers: Ralph's/Tom's</text:p>
        </text:list-item>
        <text:list-item>
          <text:p text:style-name="P6">As Andrea in the crop duster passed over Susan, she could see the landing [strip/gear]. Who could see the landing [strip/gear]? </text:p>
          <text:p text:style-name="P6">Answers: Andrea/Susan</text:p>
        </text:list-item>
        <text:list-item>
          <text:p text:style-name="P6">Tom gave Ralph a lift to school so he wouldn't have to [walk/drive alone]. Who wouldn't have to [walk/drive alone]? </text:p>
          <text:p text:style-name="P6">Answers: Ralph/Tom</text:p>
        </text:list-item>
        <text:list-item>
          <text:p text:style-name="P6">Bill passed the half-empty plate to John because he was [full/hungry]. Who was [full/hungry]? </text:p>
          <text:p text:style-name="P6">Answers: Bill/John</text:p>
        </text:list-item>
        <text:list-item>
          <text:p text:style-name="P6">Bill passed the gameboy to John because his turn was [over/next]. Whose turn was [over/next]? </text:p>
          <text:p text:style-name="P6">Answers: Bill/John</text:p>
        </text:list-item>
        <text:list-item>
          <text:p text:style-name="P6">The man lifted the boy onto his [bunk bed/shoulders]. Whose [bunk bed/shoulders]? </text:p>
          <text:p text:style-name="P6">Answers: The boy's/the man's.</text:p>
        </text:list-item>
        <text:list-item>
          <text:p text:style-name="P6"><text:soft-page-break/>[Patting/Stretching] her back, the woman smiled at the girl. Whose back did the woman [pat/stretch]? </text:p>
          <text:p text:style-name="P6">Answers: The girl's/the woman's</text:p>
        </text:list-item>
        <text:list-item>
          <text:p text:style-name="P6">Billy cried because Toby wouldn't [share/accept] his toy. Who owned the toy? </text:p>
          <text:p text:style-name="P6">Answers: Toby/Billy</text:p>
        </text:list-item>
        <text:list-item>
          <text:p text:style-name="P6">Lily spoke to Donna, breaking her [concentration/silence]. Whose [concentration/silence]? </text:p>
          <text:p text:style-name="P6">Answers: Donna/ Lily</text:p>
        </text:list-item>
        <text:list-item>
          <text:p text:style-name="P6">When Tommy dropped his ice cream, Timmy giggled, so father gave him a [stern/sympathetic] look. Who got the look from father? </text:p>
          <text:p text:style-name="P6">Answers: Timmy/Tommy</text:p>
        </text:list-item>
        <text:list-item>
          <text:p text:style-name="P6">As Ollie carried Tommy up the long winding steps, his legs [dangled/ached]. Whose legs [dangled/ached]? </text:p>
          <text:p text:style-name="P6">Answers: Tommy/Ollie</text:p>
        </text:list-item>
        <text:list-item>
          <text:p text:style-name="P6">The father carried the sleeping boy in his [arms/bassinet]. Whose [arms/bassinet]? </text:p>
          <text:p text:style-name="P6">Answers: The father/the boy </text:p>
          <text:p text:style-name="P6">Comment: The concern has been raised that there may be a statistical association between "sleeping boy" and "bassinet".</text:p>
        </text:list-item>
        <text:list-item>
          <text:p text:style-name="P6">The woman held the girl against her [chest/will]. Whose [chest/will]? </text:p>
          <text:p text:style-name="P6">Answers: The woman's/the girl's</text:p>
        </text:list-item>
        <text:list-item>
          <text:p text:style-name="P6">Pam's parents came home and found her having sex with her boyfriend, Paul. They were [embarrassed/furious] about it. Who were [embarrassed/furious]? </text:p>
          <text:p text:style-name="P6">Answers: Pam and Paul/Pam's parents.</text:p>
        </text:list-item>
        <text:list-item>
          <text:p text:style-name="P6">Dr. Adams informed Kate that she had [cancer/retired] and presented several options for future treatment. Who had [cancer/retired]? </text:p>
          <text:p text:style-name="P6">Answers: Kate/Dr. Adams</text:p>
        </text:list-item>
        <text:list-item>
          <text:p text:style-name="P6">Dan had to stop Bill from toying with the injured bird. He is very [compassionate/cruel]. Who is [compassionate/cruel]? </text:p>
          <text:p text:style-name="P6">Answers: Dan/Bill</text:p>
        </text:list-item>
        <text:list-item>
          <text:p text:style-name="P6">George got free tickets to the play, but he gave them to Eric [because/even though] he was [particularly/not particularly] eager to see it. Who [was / was not] eager to see the play? </text:p>
          <text:p text:style-name="P6">Answers: </text:p>
          <text:p text:style-name="P6">"because" &amp; "particularly": Eric. </text:p>
          <text:p text:style-name="P6">"because" &amp; "not particularly": George </text:p>
          <text:p text:style-name="P6"><text:soft-page-break/>"even though" &amp; "particularly": George </text:p>
          <text:p text:style-name="P6">"even though" &amp; "not particularly": Eric </text:p>
          <text:p text:style-name="P6">Comment: The format here is non-standard; this is a cross-over, like a two-way light switch. I am a little doubtful about the intelligibility of "even though" with "not particularly", but the rest seem fine to me. David Bender points out that the difficulty in that case may be due to the fact that it is hard to find a motivation for George. Winograd schema in the broad sense.</text:p>
        </text:list-item>
        <text:list-item>
          <text:p text:style-name="P6">Jane gave Joan candy because she [was/wasn't] hungry. Who [was/wasn't] hungry? </text:p>
          <text:p text:style-name="P6">Answers: Joan/Jane.</text:p>
          <text:p text:style-name="P6">Comment: From the interesting collection, Linguistic Problems and Complexities . Similar to the previous example, but more elegant wording.</text:p>
          <text:p text:style-name="P6"/>
        </text:list-item>
        <text:list-item>
          <text:p text:style-name="P6">I tried to paint a picture of an orchard, with lemons in the lemon trees, but they came out looking more like [light bulbs / telephone poles]. What looked like [light bulbs / telephone poles]? </text:p>
          <text:p text:style-name="P6">Answers: The lemons / the trees</text:p>
          <text:p text:style-name="P6">Comment: Similar to example 75 above, but not solvable by closeness in a semantic hierarchy. However, I am not entirely confident how easy this disambiguation is for the human reader.</text:p>
          <text:p text:style-name="P6"/>
        </text:list-item>
        <text:list-item>
          <text:p text:style-name="P6">James asked Robert for a favor but he [refused/was refused]. Who [refused/was refused]? </text:p>
          <text:p text:style-name="P6">Answers: Robert/James</text:p>
        </text:list-item>
        <text:list-item>
          <text:p text:style-name="P6">Kirilov ceded the presidency to Shatov because he was [more/less] popular. Who was [more/less] popular? </text:p>
          <text:p text:style-name="P6">Answers: Shatov/Kirilov</text:p>
          <text:p text:style-name="P6">Comment: In (Rahman and Ng, 2012), this example is given with the names Medvedev and Putin. I have changed the names, because with the real names, one can solve the problem by Googling to see which politician is actually more popular.</text:p>
          <text:p text:style-name="P6"/>
        </text:list-item>
        <text:list-item>
          <text:p text:style-name="P6">Emma did not pass the ball to Janie although she [was open/saw that she was open]. Who [was open/saw that the other player was open]? </text:p>
          <text:p text:style-name="P6">Answers: Janie/Emma</text:p>
          <text:p text:style-name="P6">Comment: Modified from example IV, table 1 in (Rahman and Ng, 2012). The original text is "Emma did not pass the ball to Janie although she [was open/should have]''; however, with ``should have'' this can be disambiguated on syntactic grounds.</text:p>
          <text:p text:style-name="P6"><text:soft-page-break/></text:p>
        </text:list-item>
        <text:list-item>
          <text:p text:style-name="P6">Joe saw his brother skiing on TV last night but the fool didn't [recognize him/have a coat on] Who is the fool? </text:p>
          <text:p text:style-name="P6">Answers: Joe/Joe's brother. </text:p>
          <text:p text:style-name="P6">Comment: From (Lenat 2008). Winograd schema in the broad sense. (The ambiguity is in the noun "fool", not in a pronoun.)</text:p>
        </text:list-item>
        <text:list-item>
          <text:p text:style-name="P6">I put the [heavy book/butterfly wing] on the table and it broke. What broke? </text:p>
          <text:p text:style-name="P6">Answer Pair A: The table/The book Answer Pair B: The butterfly wing/The table</text:p>
          <text:p text:style-name="P6">Comment: From (Winograd, 1971). Thanks to Charlie Ortiz for finding this. As in schema #93, the answer pair depends on the choice of words.</text:p>
        </text:list-item>
        <text:list-item>
          <text:p text:style-name="P6">Madonna fired her trainer because she [slept with/couldn't stand] her boyfriend. Who [slept with/couldn't stand] whose boyfriend? </text:p>
          <text:p text:style-name="P6">Answer: The trainer slept with Madonna's boyfriend / Madonna couldn't stand the trainer's boyfriend.</text:p>
          <text:p text:style-name="P6">Comment: Non-standard form. The first variant, with "slept with", is slightly modified from a headline in People magazine. Note that for both sentences there are four possible answers: [Madonna, trainer] x [Madonna's/trainer's boyfriend]. Note also that the correct interpretation in the first sentence runs counter to default constraints on sleeping with people; by default, one sleeps with one's own boyfriend and not with other people's boyfriends.</text:p>
          <text:p text:style-name="P6"/>
        </text:list-item>
        <text:list-item>
          <text:p text:style-name="P6">Carol believed that Rebecca [suspected / regretted] that she had stolen the watch. Who is suspected of stealing the watch? / Who stole the watch? </text:p>
          <text:p text:style-name="P6">Answer: Carol / Rebecc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Noto Sans CJK SC Regular" svg:font-family="'Noto Sans CJK SC Regular'" style:font-family-generic="system" style:font-pitch="variable"/>
    <style:font-face style:name="楷体" svg:font-family="楷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Noto Sans CJK SC Regular" style:font-family-complex="'Noto Sans CJK SC Regular'"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15:28:07.992668613</meta:creation-date>
    <dc:date>2017-11-29T15:07:44.169845433</dc:date>
    <meta:editing-duration>P1DT9H4M34S</meta:editing-duration>
    <meta:editing-cycles>59</meta:editing-cycles>
    <meta:generator>LibreOffice/5.1.6.2$Linux_X86_64 LibreOffice_project/10m0$Build-2</meta:generator>
    <meta:document-statistic meta:table-count="0" meta:image-count="0" meta:object-count="0" meta:page-count="21" meta:paragraph-count="418" meta:word-count="6777" meta:character-count="40191" meta:non-whitespace-character-count="33670"/>
  </office:meta>
</office:document-meta>
</file>